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3.55mm"/>
    </style:style>
    <style:style style:name="co2" style:family="table-column">
      <style:table-column-properties fo:break-before="auto" style:column-width="16.49mm"/>
    </style:style>
    <style:style style:name="co3" style:family="table-column">
      <style:table-column-properties fo:break-before="auto" style:column-width="34.1mm"/>
    </style:style>
    <style:style style:name="co4" style:family="table-column">
      <style:table-column-properties fo:break-before="auto" style:column-width="19.44mm"/>
    </style:style>
    <style:style style:name="co5" style:family="table-column">
      <style:table-column-properties fo:break-before="auto" style:column-width="97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EAD: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ate(/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996" calcext:value-type="float">
            <text:p>0.000009960</text:p>
          </table:table-cell>
          <table:table-cell office:value-type="float" office:value="100406.6" calcext:value-type="float">
            <text:p>100406.6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409" calcext:value-type="float">
            <text:p>0.000022409</text:p>
          </table:table-cell>
          <table:table-cell office:value-type="float" office:value="44623.9" calcext:value-type="float">
            <text:p>44623.9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168" calcext:value-type="float">
            <text:p>0.000015168</text:p>
          </table:table-cell>
          <table:table-cell office:value-type="float" office:value="65930.4" calcext:value-type="float">
            <text:p>65930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9193" calcext:value-type="float">
            <text:p>0.000009193</text:p>
          </table:table-cell>
          <table:table-cell office:value-type="float" office:value="108772.5" calcext:value-type="float">
            <text:p>108772.5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615" calcext:value-type="float">
            <text:p>0.000015615</text:p>
          </table:table-cell>
          <table:table-cell office:value-type="float" office:value="64043" calcext:value-type="float">
            <text:p>6404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156" calcext:value-type="float">
            <text:p>0.000012156</text:p>
          </table:table-cell>
          <table:table-cell office:value-type="float" office:value="82267.3" calcext:value-type="float">
            <text:p>82267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067" calcext:value-type="float">
            <text:p>0.000012067</text:p>
          </table:table-cell>
          <table:table-cell office:value-type="float" office:value="82874.1" calcext:value-type="float">
            <text:p>82874.1</text:p>
          </table:table-cell>
          <table:table-cell office:value-type="string" calcext:value-type="string">
            <text:p>test_vector_to_py_tuple_round_trip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3338" calcext:value-type="float">
            <text:p>0.000023338</text:p>
          </table:table-cell>
          <table:table-cell office:value-type="float" office:value="42849.5" calcext:value-type="float">
            <text:p>42849.5</text:p>
          </table:table-cell>
          <table:table-cell office:value-type="string" calcext:value-type="string">
            <text:p>test_vector_to_py_tuple_round_trip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4039" calcext:value-type="float">
            <text:p>0.000024039</text:p>
          </table:table-cell>
          <table:table-cell office:value-type="float" office:value="41599.9" calcext:value-type="float">
            <text:p>41599.9</text:p>
          </table:table-cell>
          <table:table-cell office:value-type="string" calcext:value-type="string">
            <text:p>test_vector_to_py_tuple_round_tri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9913" calcext:value-type="float">
            <text:p>0.000009913</text:p>
          </table:table-cell>
          <table:table-cell office:value-type="float" office:value="100882.7" calcext:value-type="float">
            <text:p>100882.7</text:p>
          </table:table-cell>
          <table:table-cell office:value-type="string" calcext:value-type="string">
            <text:p>test_py_tuple_to_vector_round_trip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9914" calcext:value-type="float">
            <text:p>0.000029914</text:p>
          </table:table-cell>
          <table:table-cell office:value-type="float" office:value="33428.6" calcext:value-type="float">
            <text:p>33428.6</text:p>
          </table:table-cell>
          <table:table-cell office:value-type="string" calcext:value-type="string">
            <text:p>test_py_tuple_to_vector_round_trip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6483" calcext:value-type="float">
            <text:p>0.000036483</text:p>
          </table:table-cell>
          <table:table-cell office:value-type="float" office:value="27409.7" calcext:value-type="float">
            <text:p>27409.7</text:p>
          </table:table-cell>
          <table:table-cell office:value-type="string" calcext:value-type="string">
            <text:p>test_py_tuple_to_vector_round_tri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45859" calcext:value-type="float">
            <text:p>0.000045859</text:p>
          </table:table-cell>
          <table:table-cell office:value-type="float" office:value="21806.2" calcext:value-type="float">
            <text:p>21806.2</text:p>
          </table:table-cell>
          <table:table-cell office:value-type="string" calcext:value-type="string">
            <text:p>test_vector_string_to_py_tuple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4689" calcext:value-type="float">
            <text:p>0.000074689</text:p>
          </table:table-cell>
          <table:table-cell office:value-type="float" office:value="13388.8" calcext:value-type="float">
            <text:p>13388.8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631" calcext:value-type="float">
            <text:p>0.000000631</text:p>
          </table:table-cell>
          <table:table-cell office:value-type="float" office:value="1586042.8" calcext:value-type="float">
            <text:p>1586042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91" calcext:value-type="float">
            <text:p>0.000000191</text:p>
          </table:table-cell>
          <table:table-cell office:value-type="float" office:value="5221932.1" calcext:value-type="float">
            <text:p>5221932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298" calcext:value-type="float">
            <text:p>0.000000298</text:p>
          </table:table-cell>
          <table:table-cell office:value-type="float" office:value="3361344.5" calcext:value-type="float">
            <text:p>3361344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226" calcext:value-type="float">
            <text:p>0.000000226</text:p>
          </table:table-cell>
          <table:table-cell office:value-type="float" office:value="4415011" calcext:value-type="float">
            <text:p>441501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535" calcext:value-type="float">
            <text:p>0.000000535</text:p>
          </table:table-cell>
          <table:table-cell office:value-type="float" office:value="1870907.4" calcext:value-type="float">
            <text:p>1870907.4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72" calcext:value-type="float">
            <text:p>0.000003720</text:p>
          </table:table-cell>
          <table:table-cell office:value-type="float" office:value="268853.3" calcext:value-type="float">
            <text:p>268853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768" calcext:value-type="float">
            <text:p>0.000002768</text:p>
          </table:table-cell>
          <table:table-cell office:value-type="float" office:value="361336.9" calcext:value-type="float">
            <text:p>361336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3" calcext:value-type="float">
            <text:p>0.000005530</text:p>
          </table:table-cell>
          <table:table-cell office:value-type="float" office:value="180815.5" calcext:value-type="float">
            <text:p>180815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0576" calcext:value-type="float">
            <text:p>0.000010576</text:p>
          </table:table-cell>
          <table:table-cell office:value-type="float" office:value="94549.2" calcext:value-type="float">
            <text:p>94549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8324" calcext:value-type="float">
            <text:p>0.000018324</text:p>
          </table:table-cell>
          <table:table-cell office:value-type="float" office:value="54574.7" calcext:value-type="float">
            <text:p>54574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2802" calcext:value-type="float">
            <text:p>0.000042802</text:p>
          </table:table-cell>
          <table:table-cell office:value-type="float" office:value="23363.7" calcext:value-type="float">
            <text:p>23363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98636" calcext:value-type="float">
            <text:p>0.000098636</text:p>
          </table:table-cell>
          <table:table-cell office:value-type="float" office:value="10138.3" calcext:value-type="float">
            <text:p>10138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93715" calcext:value-type="float">
            <text:p>0.000193715</text:p>
          </table:table-cell>
          <table:table-cell office:value-type="float" office:value="5162.2" calcext:value-type="float">
            <text:p>5162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471274" calcext:value-type="float">
            <text:p>0.000471274</text:p>
          </table:table-cell>
          <table:table-cell office:value-type="float" office:value="2121.9" calcext:value-type="float">
            <text:p>2121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67145" calcext:value-type="float">
            <text:p>0.000767145</text:p>
          </table:table-cell>
          <table:table-cell office:value-type="float" office:value="1303.5" calcext:value-type="float">
            <text:p>1303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183117" calcext:value-type="float">
            <text:p>0.001183117</text:p>
          </table:table-cell>
          <table:table-cell office:value-type="float" office:value="845.2" calcext:value-type="float">
            <text:p>845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4612232" calcext:value-type="float">
            <text:p>0.004612232</text:p>
          </table:table-cell>
          <table:table-cell office:value-type="float" office:value="216.8" calcext:value-type="float">
            <text:p>216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684257" calcext:value-type="float">
            <text:p>0.007684257</text:p>
          </table:table-cell>
          <table:table-cell office:value-type="float" office:value="130.1" calcext:value-type="float">
            <text:p>130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9436009" calcext:value-type="float">
            <text:p>0.019436009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7486374" calcext:value-type="float">
            <text:p>0.037486374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88156735" calcext:value-type="float">
            <text:p>0.088156735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128782291" calcext:value-type="float">
            <text:p>0.128782291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274668185" calcext:value-type="float">
            <text:p>0.274668185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783" calcext:value-type="float">
            <text:p>0.000003783</text:p>
          </table:table-cell>
          <table:table-cell office:value-type="float" office:value="264305.5" calcext:value-type="float">
            <text:p>264305.5</text:p>
          </table:table-cell>
          <table:table-cell office:value-type="string" calcext:value-type="string">
            <text:p>test_vector_string_to_py_tuple&lt;std::string[1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39" calcext:value-type="float">
            <text:p>0.000000539</text:p>
          </table:table-cell>
          <table:table-cell office:value-type="float" office:value="1853568.1" calcext:value-type="float">
            <text:p>1853568.1</text:p>
          </table:table-cell>
          <table:table-cell office:value-type="string" calcext:value-type="string">
            <text:p>test_vector_string_to_py_tuple&lt;std::string[1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923787.5" calcext:value-type="float">
            <text:p>923787.5</text:p>
          </table:table-cell>
          <table:table-cell office:value-type="string" calcext:value-type="string">
            <text:p>test_vector_string_to_py_tuple&lt;std::string[1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233" calcext:value-type="float">
            <text:p>0.000001233</text:p>
          </table:table-cell>
          <table:table-cell office:value-type="float" office:value="810701.3" calcext:value-type="float">
            <text:p>810701.3</text:p>
          </table:table-cell>
          <table:table-cell office:value-type="string" calcext:value-type="string">
            <text:p>test_vector_string_to_py_tuple&lt;std::string[1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185" calcext:value-type="float">
            <text:p>0.000001185</text:p>
          </table:table-cell>
          <table:table-cell office:value-type="float" office:value="843525.9" calcext:value-type="float">
            <text:p>843525.9</text:p>
          </table:table-cell>
          <table:table-cell office:value-type="string" calcext:value-type="string">
            <text:p>test_vector_string_to_py_tuple&lt;std::string[1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89" calcext:value-type="float">
            <text:p>0.000002890</text:p>
          </table:table-cell>
          <table:table-cell office:value-type="float" office:value="346080.6" calcext:value-type="float">
            <text:p>346080.6</text:p>
          </table:table-cell>
          <table:table-cell office:value-type="string" calcext:value-type="string">
            <text:p>test_vector_string_to_py_tuple&lt;std::string[1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023" calcext:value-type="float">
            <text:p>0.000003023</text:p>
          </table:table-cell>
          <table:table-cell office:value-type="float" office:value="330742.5" calcext:value-type="float">
            <text:p>330742.5</text:p>
          </table:table-cell>
          <table:table-cell office:value-type="string" calcext:value-type="string">
            <text:p>test_vector_string_to_py_tuple&lt;std::string[1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553" calcext:value-type="float">
            <text:p>0.000006553</text:p>
          </table:table-cell>
          <table:table-cell office:value-type="float" office:value="152613.5" calcext:value-type="float">
            <text:p>152613.5</text:p>
          </table:table-cell>
          <table:table-cell office:value-type="string" calcext:value-type="string">
            <text:p>test_vector_string_to_py_tuple&lt;std::string[1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4887" calcext:value-type="float">
            <text:p>0.000014887</text:p>
          </table:table-cell>
          <table:table-cell office:value-type="float" office:value="67170.4" calcext:value-type="float">
            <text:p>67170.4</text:p>
          </table:table-cell>
          <table:table-cell office:value-type="string" calcext:value-type="string">
            <text:p>test_vector_string_to_py_tuple&lt;std::string[1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8455" calcext:value-type="float">
            <text:p>0.000018455</text:p>
          </table:table-cell>
          <table:table-cell office:value-type="float" office:value="54184.4" calcext:value-type="float">
            <text:p>54184.4</text:p>
          </table:table-cell>
          <table:table-cell office:value-type="string" calcext:value-type="string">
            <text:p>test_vector_string_to_py_tuple&lt;std::string[1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334" calcext:value-type="float">
            <text:p>0.000033340</text:p>
          </table:table-cell>
          <table:table-cell office:value-type="float" office:value="29994.5" calcext:value-type="float">
            <text:p>29994.5</text:p>
          </table:table-cell>
          <table:table-cell office:value-type="string" calcext:value-type="string">
            <text:p>test_vector_string_to_py_tuple&lt;std::string[1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5606" calcext:value-type="float">
            <text:p>0.000065606</text:p>
          </table:table-cell>
          <table:table-cell office:value-type="float" office:value="15242.6" calcext:value-type="float">
            <text:p>15242.6</text:p>
          </table:table-cell>
          <table:table-cell office:value-type="string" calcext:value-type="string">
            <text:p>test_vector_string_to_py_tuple&lt;std::string[1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88205" calcext:value-type="float">
            <text:p>0.000188205</text:p>
          </table:table-cell>
          <table:table-cell office:value-type="float" office:value="5313.4" calcext:value-type="float">
            <text:p>5313.4</text:p>
          </table:table-cell>
          <table:table-cell office:value-type="string" calcext:value-type="string">
            <text:p>test_vector_string_to_py_tuple&lt;std::string[1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83423" calcext:value-type="float">
            <text:p>0.000283423</text:p>
          </table:table-cell>
          <table:table-cell office:value-type="float" office:value="3528.3" calcext:value-type="float">
            <text:p>3528.3</text:p>
          </table:table-cell>
          <table:table-cell office:value-type="string" calcext:value-type="string">
            <text:p>test_vector_string_to_py_tuple&lt;std::string[1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12097" calcext:value-type="float">
            <text:p>0.000712097</text:p>
          </table:table-cell>
          <table:table-cell office:value-type="float" office:value="1404.3" calcext:value-type="float">
            <text:p>1404.3</text:p>
          </table:table-cell>
          <table:table-cell office:value-type="string" calcext:value-type="string">
            <text:p>test_vector_string_to_py_tuple&lt;std::string[1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085752" calcext:value-type="float">
            <text:p>0.001085752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test_vector_string_to_py_tuple&lt;std::string[1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930048" calcext:value-type="float">
            <text:p>0.003930048</text:p>
          </table:table-cell>
          <table:table-cell office:value-type="float" office:value="254.4" calcext:value-type="float">
            <text:p>254.4</text:p>
          </table:table-cell>
          <table:table-cell office:value-type="string" calcext:value-type="string">
            <text:p>test_vector_string_to_py_tuple&lt;std::string[1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935661" calcext:value-type="float">
            <text:p>0.00793566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st_vector_string_to_py_tuple&lt;std::string[1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758746" calcext:value-type="float">
            <text:p>0.017587460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test_vector_string_to_py_tuple&lt;std::string[1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7003787" calcext:value-type="float">
            <text:p>0.047003787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test_vector_string_to_py_tuple&lt;std::string[1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36" calcext:value-type="float">
            <text:p>0.000002936</text:p>
          </table:table-cell>
          <table:table-cell office:value-type="float" office:value="340657.5" calcext:value-type="float">
            <text:p>340657.5</text:p>
          </table:table-cell>
          <table:table-cell office:value-type="string" calcext:value-type="string">
            <text:p>test_vector_string_to_py_tuple&lt;std::string[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01" calcext:value-type="float">
            <text:p>0.000000401</text:p>
          </table:table-cell>
          <table:table-cell office:value-type="float" office:value="2490660" calcext:value-type="float">
            <text:p>2490660</text:p>
          </table:table-cell>
          <table:table-cell office:value-type="string" calcext:value-type="string">
            <text:p>test_vector_string_to_py_tuple&lt;std::string[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69" calcext:value-type="float">
            <text:p>0.000000669</text:p>
          </table:table-cell>
          <table:table-cell office:value-type="float" office:value="1495886.3" calcext:value-type="float">
            <text:p>1495886.3</text:p>
          </table:table-cell>
          <table:table-cell office:value-type="string" calcext:value-type="string">
            <text:p>test_vector_string_to_py_tuple&lt;std::string[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91" calcext:value-type="float">
            <text:p>0.000000491</text:p>
          </table:table-cell>
          <table:table-cell office:value-type="float" office:value="2034588" calcext:value-type="float">
            <text:p>2034588</text:p>
          </table:table-cell>
          <table:table-cell office:value-type="string" calcext:value-type="string">
            <text:p>test_vector_string_to_py_tuple&lt;std::string[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16" calcext:value-type="float">
            <text:p>0.000001160</text:p>
          </table:table-cell>
          <table:table-cell office:value-type="float" office:value="861697.5" calcext:value-type="float">
            <text:p>861697.5</text:p>
          </table:table-cell>
          <table:table-cell office:value-type="string" calcext:value-type="string">
            <text:p>test_vector_string_to_py_tuple&lt;std::string[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848" calcext:value-type="float">
            <text:p>0.000001848</text:p>
          </table:table-cell>
          <table:table-cell office:value-type="float" office:value="541272" calcext:value-type="float">
            <text:p>541272</text:p>
          </table:table-cell>
          <table:table-cell office:value-type="string" calcext:value-type="string">
            <text:p>test_vector_string_to_py_tuple&lt;std::string[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761" calcext:value-type="float">
            <text:p>0.000002761</text:p>
          </table:table-cell>
          <table:table-cell office:value-type="float" office:value="362253.2" calcext:value-type="float">
            <text:p>362253.2</text:p>
          </table:table-cell>
          <table:table-cell office:value-type="string" calcext:value-type="string">
            <text:p>test_vector_string_to_py_tuple&lt;std::string[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362" calcext:value-type="float">
            <text:p>0.000005362</text:p>
          </table:table-cell>
          <table:table-cell office:value-type="float" office:value="186515" calcext:value-type="float">
            <text:p>186515</text:p>
          </table:table-cell>
          <table:table-cell office:value-type="string" calcext:value-type="string">
            <text:p>test_vector_string_to_py_tuple&lt;std::string[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023" calcext:value-type="float">
            <text:p>0.000010230</text:p>
          </table:table-cell>
          <table:table-cell office:value-type="float" office:value="97746.9" calcext:value-type="float">
            <text:p>97746.9</text:p>
          </table:table-cell>
          <table:table-cell office:value-type="string" calcext:value-type="string">
            <text:p>test_vector_string_to_py_tuple&lt;std::string[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0133" calcext:value-type="float">
            <text:p>0.000020133</text:p>
          </table:table-cell>
          <table:table-cell office:value-type="float" office:value="49670.9" calcext:value-type="float">
            <text:p>49670.9</text:p>
          </table:table-cell>
          <table:table-cell office:value-type="string" calcext:value-type="string">
            <text:p>test_vector_string_to_py_tuple&lt;std::string[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4409" calcext:value-type="float">
            <text:p>0.000044409</text:p>
          </table:table-cell>
          <table:table-cell office:value-type="float" office:value="22518.2" calcext:value-type="float">
            <text:p>22518.2</text:p>
          </table:table-cell>
          <table:table-cell office:value-type="string" calcext:value-type="string">
            <text:p>test_vector_string_to_py_tuple&lt;std::string[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77314" calcext:value-type="float">
            <text:p>0.000077314</text:p>
          </table:table-cell>
          <table:table-cell office:value-type="float" office:value="12934.4" calcext:value-type="float">
            <text:p>12934.4</text:p>
          </table:table-cell>
          <table:table-cell office:value-type="string" calcext:value-type="string">
            <text:p>test_vector_string_to_py_tuple&lt;std::string[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31591" calcext:value-type="float">
            <text:p>0.000231591</text:p>
          </table:table-cell>
          <table:table-cell office:value-type="float" office:value="4317.9" calcext:value-type="float">
            <text:p>4317.9</text:p>
          </table:table-cell>
          <table:table-cell office:value-type="string" calcext:value-type="string">
            <text:p>test_vector_string_to_py_tuple&lt;std::string[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80541" calcext:value-type="float">
            <text:p>0.000380541</text:p>
          </table:table-cell>
          <table:table-cell office:value-type="float" office:value="2627.8" calcext:value-type="float">
            <text:p>2627.8</text:p>
          </table:table-cell>
          <table:table-cell office:value-type="string" calcext:value-type="string">
            <text:p>test_vector_string_to_py_tuple&lt;std::string[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89158" calcext:value-type="float">
            <text:p>0.000589158</text:p>
          </table:table-cell>
          <table:table-cell office:value-type="float" office:value="1697.3" calcext:value-type="float">
            <text:p>1697.3</text:p>
          </table:table-cell>
          <table:table-cell office:value-type="string" calcext:value-type="string">
            <text:p>test_vector_string_to_py_tuple&lt;std::string[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218315" calcext:value-type="float">
            <text:p>0.001218315</text:p>
          </table:table-cell>
          <table:table-cell office:value-type="float" office:value="820.8" calcext:value-type="float">
            <text:p>820.8</text:p>
          </table:table-cell>
          <table:table-cell office:value-type="string" calcext:value-type="string">
            <text:p>test_vector_string_to_py_tuple&lt;std::string[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253752" calcext:value-type="float">
            <text:p>0.003253752</text:p>
          </table:table-cell>
          <table:table-cell office:value-type="float" office:value="307.3" calcext:value-type="float">
            <text:p>307.3</text:p>
          </table:table-cell>
          <table:table-cell office:value-type="string" calcext:value-type="string">
            <text:p>test_vector_string_to_py_tuple&lt;std::string[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909299" calcext:value-type="float">
            <text:p>0.007909299</text:p>
          </table:table-cell>
          <table:table-cell office:value-type="float" office:value="126.4" calcext:value-type="float">
            <text:p>126.4</text:p>
          </table:table-cell>
          <table:table-cell office:value-type="string" calcext:value-type="string">
            <text:p>test_vector_string_to_py_tuple&lt;std::string[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9696928" calcext:value-type="float">
            <text:p>0.019696928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test_vector_string_to_py_tuple&lt;std::string[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8085962" calcext:value-type="float">
            <text:p>0.038085962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test_vector_string_to_py_tuple&lt;std::string[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754" calcext:value-type="float">
            <text:p>0.000003754</text:p>
          </table:table-cell>
          <table:table-cell office:value-type="float" office:value="266418" calcext:value-type="float">
            <text:p>266418</text:p>
          </table:table-cell>
          <table:table-cell office:value-type="string" calcext:value-type="string">
            <text:p>test_vector_string_to_py_tuple&lt;std::string[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1" calcext:value-type="float">
            <text:p>0.000000701</text:p>
          </table:table-cell>
          <table:table-cell office:value-type="float" office:value="1427551.7" calcext:value-type="float">
            <text:p>1427551.7</text:p>
          </table:table-cell>
          <table:table-cell office:value-type="string" calcext:value-type="string">
            <text:p>test_vector_string_to_py_tuple&lt;std::string[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766" calcext:value-type="float">
            <text:p>0.000000766</text:p>
          </table:table-cell>
          <table:table-cell office:value-type="float" office:value="1306335.7" calcext:value-type="float">
            <text:p>1306335.7</text:p>
          </table:table-cell>
          <table:table-cell office:value-type="string" calcext:value-type="string">
            <text:p>test_vector_string_to_py_tuple&lt;std::string[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94" calcext:value-type="float">
            <text:p>0.000000594</text:p>
          </table:table-cell>
          <table:table-cell office:value-type="float" office:value="1684920" calcext:value-type="float">
            <text:p>1684920</text:p>
          </table:table-cell>
          <table:table-cell office:value-type="string" calcext:value-type="string">
            <text:p>test_vector_string_to_py_tuple&lt;std::string[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275" calcext:value-type="float">
            <text:p>0.000001275</text:p>
          </table:table-cell>
          <table:table-cell office:value-type="float" office:value="784621.4" calcext:value-type="float">
            <text:p>784621.4</text:p>
          </table:table-cell>
          <table:table-cell office:value-type="string" calcext:value-type="string">
            <text:p>test_vector_string_to_py_tuple&lt;std::string[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029" calcext:value-type="float">
            <text:p>0.000002029</text:p>
          </table:table-cell>
          <table:table-cell office:value-type="float" office:value="492732.2" calcext:value-type="float">
            <text:p>492732.2</text:p>
          </table:table-cell>
          <table:table-cell office:value-type="string" calcext:value-type="string">
            <text:p>test_vector_string_to_py_tuple&lt;std::string[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281" calcext:value-type="float">
            <text:p>0.000003281</text:p>
          </table:table-cell>
          <table:table-cell office:value-type="float" office:value="304831.6" calcext:value-type="float">
            <text:p>304831.6</text:p>
          </table:table-cell>
          <table:table-cell office:value-type="string" calcext:value-type="string">
            <text:p>test_vector_string_to_py_tuple&lt;std::string[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6" calcext:value-type="float">
            <text:p>0.000006600</text:p>
          </table:table-cell>
          <table:table-cell office:value-type="float" office:value="151503.7" calcext:value-type="float">
            <text:p>151503.7</text:p>
          </table:table-cell>
          <table:table-cell office:value-type="string" calcext:value-type="string">
            <text:p>test_vector_string_to_py_tuple&lt;std::string[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3509" calcext:value-type="float">
            <text:p>0.000013509</text:p>
          </table:table-cell>
          <table:table-cell office:value-type="float" office:value="74022" calcext:value-type="float">
            <text:p>74022</text:p>
          </table:table-cell>
          <table:table-cell office:value-type="string" calcext:value-type="string">
            <text:p>test_vector_string_to_py_tuple&lt;std::string[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6765" calcext:value-type="float">
            <text:p>0.000026765</text:p>
          </table:table-cell>
          <table:table-cell office:value-type="float" office:value="37362.9" calcext:value-type="float">
            <text:p>37362.9</text:p>
          </table:table-cell>
          <table:table-cell office:value-type="string" calcext:value-type="string">
            <text:p>test_vector_string_to_py_tuple&lt;std::string[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8172" calcext:value-type="float">
            <text:p>0.000068172</text:p>
          </table:table-cell>
          <table:table-cell office:value-type="float" office:value="14668.9" calcext:value-type="float">
            <text:p>14668.9</text:p>
          </table:table-cell>
          <table:table-cell office:value-type="string" calcext:value-type="string">
            <text:p>test_vector_string_to_py_tuple&lt;std::string[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23687" calcext:value-type="float">
            <text:p>0.000123687</text:p>
          </table:table-cell>
          <table:table-cell office:value-type="float" office:value="8084.9" calcext:value-type="float">
            <text:p>8084.9</text:p>
          </table:table-cell>
          <table:table-cell office:value-type="string" calcext:value-type="string">
            <text:p>test_vector_string_to_py_tuple&lt;std::string[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26249" calcext:value-type="float">
            <text:p>0.000226249</text:p>
          </table:table-cell>
          <table:table-cell office:value-type="float" office:value="4419.9" calcext:value-type="float">
            <text:p>4419.9</text:p>
          </table:table-cell>
          <table:table-cell office:value-type="string" calcext:value-type="string">
            <text:p>test_vector_string_to_py_tuple&lt;std::string[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537023" calcext:value-type="float">
            <text:p>0.000537023</text:p>
          </table:table-cell>
          <table:table-cell office:value-type="float" office:value="1862.1" calcext:value-type="float">
            <text:p>1862.1</text:p>
          </table:table-cell>
          <table:table-cell office:value-type="string" calcext:value-type="string">
            <text:p>test_vector_string_to_py_tuple&lt;std::string[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32338" calcext:value-type="float">
            <text:p>0.000932338</text:p>
          </table:table-cell>
          <table:table-cell office:value-type="float" office:value="1072.6" calcext:value-type="float">
            <text:p>1072.6</text:p>
          </table:table-cell>
          <table:table-cell office:value-type="string" calcext:value-type="string">
            <text:p>test_vector_string_to_py_tuple&lt;std::string[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773055" calcext:value-type="float">
            <text:p>0.001773055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test_vector_string_to_py_tuple&lt;std::string[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25812" calcext:value-type="float">
            <text:p>0.003258120</text:p>
          </table:table-cell>
          <table:table-cell office:value-type="float" office:value="306.9" calcext:value-type="float">
            <text:p>306.9</text:p>
          </table:table-cell>
          <table:table-cell office:value-type="string" calcext:value-type="string">
            <text:p>test_vector_string_to_py_tuple&lt;std::string[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105929" calcext:value-type="float">
            <text:p>0.011059290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est_vector_string_to_py_tuple&lt;std::string[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8277907" calcext:value-type="float">
            <text:p>0.018277907</text:p>
          </table:table-cell>
          <table:table-cell office:value-type="float" office:value="54.7" calcext:value-type="float">
            <text:p>54.7</text:p>
          </table:table-cell>
          <table:table-cell office:value-type="string" calcext:value-type="string">
            <text:p>test_vector_string_to_py_tuple&lt;std::string[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8254782" calcext:value-type="float">
            <text:p>0.038254782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test_vector_string_to_py_tuple&lt;std::string[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04" calcext:value-type="float">
            <text:p>0.000002040</text:p>
          </table:table-cell>
          <table:table-cell office:value-type="float" office:value="490316.3" calcext:value-type="float">
            <text:p>490316.3</text:p>
          </table:table-cell>
          <table:table-cell office:value-type="string" calcext:value-type="string">
            <text:p>test_vector_string_to_py_tuple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296" calcext:value-type="float">
            <text:p>0.000000296</text:p>
          </table:table-cell>
          <table:table-cell office:value-type="float" office:value="3372681.3" calcext:value-type="float">
            <text:p>3372681.3</text:p>
          </table:table-cell>
          <table:table-cell office:value-type="string" calcext:value-type="string">
            <text:p>test_vector_string_to_py_tuple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37" calcext:value-type="float">
            <text:p>0.000000437</text:p>
          </table:table-cell>
          <table:table-cell office:value-type="float" office:value="2290950.7" calcext:value-type="float">
            <text:p>2290950.7</text:p>
          </table:table-cell>
          <table:table-cell office:value-type="string" calcext:value-type="string">
            <text:p>test_vector_string_to_py_tuple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3" calcext:value-type="float">
            <text:p>0.000000430</text:p>
          </table:table-cell>
          <table:table-cell office:value-type="float" office:value="2322880.4" calcext:value-type="float">
            <text:p>2322880.4</text:p>
          </table:table-cell>
          <table:table-cell office:value-type="string" calcext:value-type="string">
            <text:p>test_vector_string_to_py_tuple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738" calcext:value-type="float">
            <text:p>0.000000738</text:p>
          </table:table-cell>
          <table:table-cell office:value-type="float" office:value="1355932.2" calcext:value-type="float">
            <text:p>1355932.2</text:p>
          </table:table-cell>
          <table:table-cell office:value-type="string" calcext:value-type="string">
            <text:p>test_vector_string_to_py_tuple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428" calcext:value-type="float">
            <text:p>0.000001428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vector_string_to_py_tuple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839" calcext:value-type="float">
            <text:p>0.000001839</text:p>
          </table:table-cell>
          <table:table-cell office:value-type="float" office:value="543626" calcext:value-type="float">
            <text:p>543626</text:p>
          </table:table-cell>
          <table:table-cell office:value-type="string" calcext:value-type="string">
            <text:p>test_vector_string_to_py_tuple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803" calcext:value-type="float">
            <text:p>0.000003803</text:p>
          </table:table-cell>
          <table:table-cell office:value-type="float" office:value="262984.9" calcext:value-type="float">
            <text:p>262984.9</text:p>
          </table:table-cell>
          <table:table-cell office:value-type="string" calcext:value-type="string">
            <text:p>test_vector_string_to_py_tuple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7405" calcext:value-type="float">
            <text:p>0.000007405</text:p>
          </table:table-cell>
          <table:table-cell office:value-type="float" office:value="135053" calcext:value-type="float">
            <text:p>135053</text:p>
          </table:table-cell>
          <table:table-cell office:value-type="string" calcext:value-type="string">
            <text:p>test_vector_string_to_py_tuple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4205" calcext:value-type="float">
            <text:p>0.000014205</text:p>
          </table:table-cell>
          <table:table-cell office:value-type="float" office:value="70395.3" calcext:value-type="float">
            <text:p>70395.3</text:p>
          </table:table-cell>
          <table:table-cell office:value-type="string" calcext:value-type="string">
            <text:p>test_vector_string_to_py_tuple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7652" calcext:value-type="float">
            <text:p>0.000027652</text:p>
          </table:table-cell>
          <table:table-cell office:value-type="float" office:value="36163.1" calcext:value-type="float">
            <text:p>36163.1</text:p>
          </table:table-cell>
          <table:table-cell office:value-type="string" calcext:value-type="string">
            <text:p>test_vector_string_to_py_tuple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7584" calcext:value-type="float">
            <text:p>0.000057584</text:p>
          </table:table-cell>
          <table:table-cell office:value-type="float" office:value="17366.1" calcext:value-type="float">
            <text:p>17366.1</text:p>
          </table:table-cell>
          <table:table-cell office:value-type="string" calcext:value-type="string">
            <text:p>test_vector_string_to_py_tuple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10134" calcext:value-type="float">
            <text:p>0.000110134</text:p>
          </table:table-cell>
          <table:table-cell office:value-type="float" office:value="9079.9" calcext:value-type="float">
            <text:p>9079.9</text:p>
          </table:table-cell>
          <table:table-cell office:value-type="string" calcext:value-type="string">
            <text:p>test_vector_string_to_py_tuple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79209" calcext:value-type="float">
            <text:p>0.000279209</text:p>
          </table:table-cell>
          <table:table-cell office:value-type="float" office:value="3581.5" calcext:value-type="float">
            <text:p>3581.5</text:p>
          </table:table-cell>
          <table:table-cell office:value-type="string" calcext:value-type="string">
            <text:p>test_vector_string_to_py_tuple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85782" calcext:value-type="float">
            <text:p>0.000485782</text:p>
          </table:table-cell>
          <table:table-cell office:value-type="float" office:value="2058.5" calcext:value-type="float">
            <text:p>2058.5</text:p>
          </table:table-cell>
          <table:table-cell office:value-type="string" calcext:value-type="string">
            <text:p>test_vector_string_to_py_tuple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98103" calcext:value-type="float">
            <text:p>0.000998103</text:p>
          </table:table-cell>
          <table:table-cell office:value-type="float" office:value="1001.9" calcext:value-type="float">
            <text:p>1001.9</text:p>
          </table:table-cell>
          <table:table-cell office:value-type="string" calcext:value-type="string">
            <text:p>test_vector_string_to_py_tuple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061546" calcext:value-type="float">
            <text:p>0.003061546</text:p>
          </table:table-cell>
          <table:table-cell office:value-type="float" office:value="326.6" calcext:value-type="float">
            <text:p>326.6</text:p>
          </table:table-cell>
          <table:table-cell office:value-type="string" calcext:value-type="string">
            <text:p>test_vector_string_to_py_tuple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055238" calcext:value-type="float">
            <text:p>0.007055238</text:p>
          </table:table-cell>
          <table:table-cell office:value-type="float" office:value="141.7" calcext:value-type="float">
            <text:p>141.7</text:p>
          </table:table-cell>
          <table:table-cell office:value-type="string" calcext:value-type="string">
            <text:p>test_vector_string_to_py_tuple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8318891" calcext:value-type="float">
            <text:p>0.018318891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test_vector_string_to_py_tuple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811541" calcext:value-type="float">
            <text:p>0.03381154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test_vector_string_to_py_tuple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711" calcext:value-type="float">
            <text:p>0.000002711</text:p>
          </table:table-cell>
          <table:table-cell office:value-type="float" office:value="368935.6" calcext:value-type="float">
            <text:p>368935.6</text:p>
          </table:table-cell>
          <table:table-cell office:value-type="string" calcext:value-type="string">
            <text:p>test_vector_string_to_py_tuple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87" calcext:value-type="float">
            <text:p>0.000000587</text:p>
          </table:table-cell>
          <table:table-cell office:value-type="float" office:value="1705029.8" calcext:value-type="float">
            <text:p>1705029.8</text:p>
          </table:table-cell>
          <table:table-cell office:value-type="string" calcext:value-type="string">
            <text:p>test_vector_string_to_py_tuple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182" calcext:value-type="float">
            <text:p>0.000001182</text:p>
          </table:table-cell>
          <table:table-cell office:value-type="float" office:value="845666" calcext:value-type="float">
            <text:p>845666</text:p>
          </table:table-cell>
          <table:table-cell office:value-type="string" calcext:value-type="string">
            <text:p>test_vector_string_to_py_tuple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86" calcext:value-type="float">
            <text:p>0.000000486</text:p>
          </table:table-cell>
          <table:table-cell office:value-type="float" office:value="2059732.2" calcext:value-type="float">
            <text:p>2059732.2</text:p>
          </table:table-cell>
          <table:table-cell office:value-type="string" calcext:value-type="string">
            <text:p>test_vector_string_to_py_tuple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849" calcext:value-type="float">
            <text:p>0.000000849</text:p>
          </table:table-cell>
          <table:table-cell office:value-type="float" office:value="1178550.4" calcext:value-type="float">
            <text:p>1178550.4</text:p>
          </table:table-cell>
          <table:table-cell office:value-type="string" calcext:value-type="string">
            <text:p>test_vector_string_to_py_tuple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568" calcext:value-type="float">
            <text:p>0.000001568</text:p>
          </table:table-cell>
          <table:table-cell office:value-type="float" office:value="637958.5" calcext:value-type="float">
            <text:p>637958.5</text:p>
          </table:table-cell>
          <table:table-cell office:value-type="string" calcext:value-type="string">
            <text:p>test_vector_string_to_py_tuple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017" calcext:value-type="float">
            <text:p>0.000002017</text:p>
          </table:table-cell>
          <table:table-cell office:value-type="float" office:value="495908.8" calcext:value-type="float">
            <text:p>495908.8</text:p>
          </table:table-cell>
          <table:table-cell office:value-type="string" calcext:value-type="string">
            <text:p>test_vector_string_to_py_tuple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917" calcext:value-type="float">
            <text:p>0.000004917</text:p>
          </table:table-cell>
          <table:table-cell office:value-type="float" office:value="203396.7" calcext:value-type="float">
            <text:p>203396.7</text:p>
          </table:table-cell>
          <table:table-cell office:value-type="string" calcext:value-type="string">
            <text:p>test_vector_string_to_py_tuple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256" calcext:value-type="float">
            <text:p>0.000008256</text:p>
          </table:table-cell>
          <table:table-cell office:value-type="float" office:value="121131.4" calcext:value-type="float">
            <text:p>121131.4</text:p>
          </table:table-cell>
          <table:table-cell office:value-type="string" calcext:value-type="string">
            <text:p>test_vector_string_to_py_tuple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495" calcext:value-type="float">
            <text:p>0.000031495</text:p>
          </table:table-cell>
          <table:table-cell office:value-type="float" office:value="31751.6" calcext:value-type="float">
            <text:p>31751.6</text:p>
          </table:table-cell>
          <table:table-cell office:value-type="string" calcext:value-type="string">
            <text:p>test_vector_string_to_py_tuple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0419" calcext:value-type="float">
            <text:p>0.000030419</text:p>
          </table:table-cell>
          <table:table-cell office:value-type="float" office:value="32873.7" calcext:value-type="float">
            <text:p>32873.7</text:p>
          </table:table-cell>
          <table:table-cell office:value-type="string" calcext:value-type="string">
            <text:p>test_vector_string_to_py_tuple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3477" calcext:value-type="float">
            <text:p>0.000063477</text:p>
          </table:table-cell>
          <table:table-cell office:value-type="float" office:value="15753.6" calcext:value-type="float">
            <text:p>15753.6</text:p>
          </table:table-cell>
          <table:table-cell office:value-type="string" calcext:value-type="string">
            <text:p>test_vector_string_to_py_tuple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6984" calcext:value-type="float">
            <text:p>0.000126984</text:p>
          </table:table-cell>
          <table:table-cell office:value-type="float" office:value="7875" calcext:value-type="float">
            <text:p>7875</text:p>
          </table:table-cell>
          <table:table-cell office:value-type="string" calcext:value-type="string">
            <text:p>test_vector_string_to_py_tuple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06785" calcext:value-type="float">
            <text:p>0.000306785</text:p>
          </table:table-cell>
          <table:table-cell office:value-type="float" office:value="3259.6" calcext:value-type="float">
            <text:p>3259.6</text:p>
          </table:table-cell>
          <table:table-cell office:value-type="string" calcext:value-type="string">
            <text:p>test_vector_string_to_py_tuple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7885" calcext:value-type="float">
            <text:p>0.000578850</text:p>
          </table:table-cell>
          <table:table-cell office:value-type="float" office:value="1727.6" calcext:value-type="float">
            <text:p>1727.6</text:p>
          </table:table-cell>
          <table:table-cell office:value-type="string" calcext:value-type="string">
            <text:p>test_vector_string_to_py_tuple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379681" calcext:value-type="float">
            <text:p>0.001379681</text:p>
          </table:table-cell>
          <table:table-cell office:value-type="float" office:value="724.8" calcext:value-type="float">
            <text:p>724.8</text:p>
          </table:table-cell>
          <table:table-cell office:value-type="string" calcext:value-type="string">
            <text:p>test_vector_string_to_py_tuple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6393" calcext:value-type="float">
            <text:p>0.003639300</text:p>
          </table:table-cell>
          <table:table-cell office:value-type="float" office:value="274.8" calcext:value-type="float">
            <text:p>274.8</text:p>
          </table:table-cell>
          <table:table-cell office:value-type="string" calcext:value-type="string">
            <text:p>test_vector_string_to_py_tuple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9356698" calcext:value-type="float">
            <text:p>0.009356698</text:p>
          </table:table-cell>
          <table:table-cell office:value-type="float" office:value="106.9" calcext:value-type="float">
            <text:p>106.9</text:p>
          </table:table-cell>
          <table:table-cell office:value-type="string" calcext:value-type="string">
            <text:p>test_vector_string_to_py_tuple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1317012" calcext:value-type="float">
            <text:p>0.021317012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test_vector_string_to_py_tuple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1820351" calcext:value-type="float">
            <text:p>0.041820351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test_vector_string_to_py_tuple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801" calcext:value-type="float">
            <text:p>0.000002801</text:p>
          </table:table-cell>
          <table:table-cell office:value-type="float" office:value="357079.1" calcext:value-type="float">
            <text:p>357079.1</text:p>
          </table:table-cell>
          <table:table-cell office:value-type="string" calcext:value-type="string">
            <text:p>test_vector_string_to_py_tuple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927" calcext:value-type="float">
            <text:p>0.000000927</text:p>
          </table:table-cell>
          <table:table-cell office:value-type="float" office:value="1079330.8" calcext:value-type="float">
            <text:p>1079330.8</text:p>
          </table:table-cell>
          <table:table-cell office:value-type="string" calcext:value-type="string">
            <text:p>test_vector_string_to_py_tuple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87" calcext:value-type="float">
            <text:p>0.000000587</text:p>
          </table:table-cell>
          <table:table-cell office:value-type="float" office:value="1705029.8" calcext:value-type="float">
            <text:p>1705029.8</text:p>
          </table:table-cell>
          <table:table-cell office:value-type="string" calcext:value-type="string">
            <text:p>test_vector_string_to_py_tuple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375" calcext:value-type="float">
            <text:p>0.000000375</text:p>
          </table:table-cell>
          <table:table-cell office:value-type="float" office:value="2663115.8" calcext:value-type="float">
            <text:p>2663115.8</text:p>
          </table:table-cell>
          <table:table-cell office:value-type="string" calcext:value-type="string">
            <text:p>test_vector_string_to_py_tuple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102" calcext:value-type="float">
            <text:p>0.000002102</text:p>
          </table:table-cell>
          <table:table-cell office:value-type="float" office:value="475850.6" calcext:value-type="float">
            <text:p>475850.6</text:p>
          </table:table-cell>
          <table:table-cell office:value-type="string" calcext:value-type="string">
            <text:p>test_vector_string_to_py_tuple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12" calcext:value-type="float">
            <text:p>0.000002120</text:p>
          </table:table-cell>
          <table:table-cell office:value-type="float" office:value="471586.9" calcext:value-type="float">
            <text:p>471586.9</text:p>
          </table:table-cell>
          <table:table-cell office:value-type="string" calcext:value-type="string">
            <text:p>test_vector_string_to_py_tuple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4341" calcext:value-type="float">
            <text:p>0.000004341</text:p>
          </table:table-cell>
          <table:table-cell office:value-type="float" office:value="230335.1" calcext:value-type="float">
            <text:p>230335.1</text:p>
          </table:table-cell>
          <table:table-cell office:value-type="string" calcext:value-type="string">
            <text:p>test_vector_string_to_py_tuple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575" calcext:value-type="float">
            <text:p>0.000004575</text:p>
          </table:table-cell>
          <table:table-cell office:value-type="float" office:value="218555.3" calcext:value-type="float">
            <text:p>218555.3</text:p>
          </table:table-cell>
          <table:table-cell office:value-type="string" calcext:value-type="string">
            <text:p>test_vector_string_to_py_tuple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7847" calcext:value-type="float">
            <text:p>0.000007847</text:p>
          </table:table-cell>
          <table:table-cell office:value-type="float" office:value="127445.4" calcext:value-type="float">
            <text:p>127445.4</text:p>
          </table:table-cell>
          <table:table-cell office:value-type="string" calcext:value-type="string">
            <text:p>test_vector_string_to_py_tuple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558" calcext:value-type="float">
            <text:p>0.000019558</text:p>
          </table:table-cell>
          <table:table-cell office:value-type="float" office:value="51128.7" calcext:value-type="float">
            <text:p>51128.7</text:p>
          </table:table-cell>
          <table:table-cell office:value-type="string" calcext:value-type="string">
            <text:p>test_vector_string_to_py_tuple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4777" calcext:value-type="float">
            <text:p>0.000034777</text:p>
          </table:table-cell>
          <table:table-cell office:value-type="float" office:value="28755.1" calcext:value-type="float">
            <text:p>28755.1</text:p>
          </table:table-cell>
          <table:table-cell office:value-type="string" calcext:value-type="string">
            <text:p>test_vector_string_to_py_tuple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3879" calcext:value-type="float">
            <text:p>0.000063879</text:p>
          </table:table-cell>
          <table:table-cell office:value-type="float" office:value="15654.5" calcext:value-type="float">
            <text:p>15654.5</text:p>
          </table:table-cell>
          <table:table-cell office:value-type="string" calcext:value-type="string">
            <text:p>test_vector_string_to_py_tuple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96845" calcext:value-type="float">
            <text:p>0.000196845</text:p>
          </table:table-cell>
          <table:table-cell office:value-type="float" office:value="5080.2" calcext:value-type="float">
            <text:p>5080.2</text:p>
          </table:table-cell>
          <table:table-cell office:value-type="string" calcext:value-type="string">
            <text:p>test_vector_string_to_py_tuple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62158" calcext:value-type="float">
            <text:p>0.000262158</text:p>
          </table:table-cell>
          <table:table-cell office:value-type="float" office:value="3814.5" calcext:value-type="float">
            <text:p>3814.5</text:p>
          </table:table-cell>
          <table:table-cell office:value-type="string" calcext:value-type="string">
            <text:p>test_vector_string_to_py_tuple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7662" calcext:value-type="float">
            <text:p>0.000547662</text:p>
          </table:table-cell>
          <table:table-cell office:value-type="float" office:value="1825.9" calcext:value-type="float">
            <text:p>1825.9</text:p>
          </table:table-cell>
          <table:table-cell office:value-type="string" calcext:value-type="string">
            <text:p>test_vector_string_to_py_tuple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650966" calcext:value-type="float">
            <text:p>0.001650966</text:p>
          </table:table-cell>
          <table:table-cell office:value-type="float" office:value="605.7" calcext:value-type="float">
            <text:p>605.7</text:p>
          </table:table-cell>
          <table:table-cell office:value-type="string" calcext:value-type="string">
            <text:p>test_vector_string_to_py_tuple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5049909" calcext:value-type="float">
            <text:p>0.00504990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est_vector_string_to_py_tuple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1301934" calcext:value-type="float">
            <text:p>0.011301934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test_vector_string_to_py_tuple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314559" calcext:value-type="float">
            <text:p>0.023145590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test_vector_string_to_py_tuple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52295015" calcext:value-type="float">
            <text:p>0.052295015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test_vector_string_to_py_tuple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887" calcext:value-type="float">
            <text:p>0.000002887</text:p>
          </table:table-cell>
          <table:table-cell office:value-type="float" office:value="346320.3" calcext:value-type="float">
            <text:p>346320.3</text:p>
          </table:table-cell>
          <table:table-cell office:value-type="string" calcext:value-type="string">
            <text:p>test_vector_string_to_py_tuple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11" calcext:value-type="float">
            <text:p>0.000000411</text:p>
          </table:table-cell>
          <table:table-cell office:value-type="float" office:value="2430133.7" calcext:value-type="float">
            <text:p>2430133.7</text:p>
          </table:table-cell>
          <table:table-cell office:value-type="string" calcext:value-type="string">
            <text:p>test_vector_string_to_py_tuple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3091190.1" calcext:value-type="float">
            <text:p>3091190.1</text:p>
          </table:table-cell>
          <table:table-cell office:value-type="string" calcext:value-type="string">
            <text:p>test_vector_string_to_py_tuple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34" calcext:value-type="float">
            <text:p>0.000000434</text:p>
          </table:table-cell>
          <table:table-cell office:value-type="float" office:value="2306805.1" calcext:value-type="float">
            <text:p>2306805.1</text:p>
          </table:table-cell>
          <table:table-cell office:value-type="string" calcext:value-type="string">
            <text:p>test_vector_string_to_py_tuple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61" calcext:value-type="float">
            <text:p>0.000001061</text:p>
          </table:table-cell>
          <table:table-cell office:value-type="float" office:value="942951.4" calcext:value-type="float">
            <text:p>942951.4</text:p>
          </table:table-cell>
          <table:table-cell office:value-type="string" calcext:value-type="string">
            <text:p>test_vector_string_to_py_tuple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555" calcext:value-type="float">
            <text:p>0.000001555</text:p>
          </table:table-cell>
          <table:table-cell office:value-type="float" office:value="642880.1" calcext:value-type="float">
            <text:p>642880.1</text:p>
          </table:table-cell>
          <table:table-cell office:value-type="string" calcext:value-type="string">
            <text:p>test_vector_string_to_py_tuple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452" calcext:value-type="float">
            <text:p>0.000002452</text:p>
          </table:table-cell>
          <table:table-cell office:value-type="float" office:value="407747.2" calcext:value-type="float">
            <text:p>407747.2</text:p>
          </table:table-cell>
          <table:table-cell office:value-type="string" calcext:value-type="string">
            <text:p>test_vector_string_to_py_tuple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382" calcext:value-type="float">
            <text:p>0.000004382</text:p>
          </table:table-cell>
          <table:table-cell office:value-type="float" office:value="228232.3" calcext:value-type="float">
            <text:p>228232.3</text:p>
          </table:table-cell>
          <table:table-cell office:value-type="string" calcext:value-type="string">
            <text:p>test_vector_string_to_py_tuple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299" calcext:value-type="float">
            <text:p>0.000009299</text:p>
          </table:table-cell>
          <table:table-cell office:value-type="float" office:value="107532.7" calcext:value-type="float">
            <text:p>107532.7</text:p>
          </table:table-cell>
          <table:table-cell office:value-type="string" calcext:value-type="string">
            <text:p>test_vector_string_to_py_tuple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7917" calcext:value-type="float">
            <text:p>0.000017917</text:p>
          </table:table-cell>
          <table:table-cell office:value-type="float" office:value="55814.5" calcext:value-type="float">
            <text:p>55814.5</text:p>
          </table:table-cell>
          <table:table-cell office:value-type="string" calcext:value-type="string">
            <text:p>test_vector_string_to_py_tuple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9957" calcext:value-type="float">
            <text:p>0.000039957</text:p>
          </table:table-cell>
          <table:table-cell office:value-type="float" office:value="25027.2" calcext:value-type="float">
            <text:p>25027.2</text:p>
          </table:table-cell>
          <table:table-cell office:value-type="string" calcext:value-type="string">
            <text:p>test_vector_string_to_py_tuple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2103" calcext:value-type="float">
            <text:p>0.000082103</text:p>
          </table:table-cell>
          <table:table-cell office:value-type="float" office:value="12179.9" calcext:value-type="float">
            <text:p>12179.9</text:p>
          </table:table-cell>
          <table:table-cell office:value-type="string" calcext:value-type="string">
            <text:p>test_vector_string_to_py_tuple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82324" calcext:value-type="float">
            <text:p>0.000182324</text:p>
          </table:table-cell>
          <table:table-cell office:value-type="float" office:value="5484.7" calcext:value-type="float">
            <text:p>5484.7</text:p>
          </table:table-cell>
          <table:table-cell office:value-type="string" calcext:value-type="string">
            <text:p>test_vector_string_to_py_tuple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04404" calcext:value-type="float">
            <text:p>0.000304404</text:p>
          </table:table-cell>
          <table:table-cell office:value-type="float" office:value="3285.1" calcext:value-type="float">
            <text:p>3285.1</text:p>
          </table:table-cell>
          <table:table-cell office:value-type="string" calcext:value-type="string">
            <text:p>test_vector_string_to_py_tuple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9061" calcext:value-type="float">
            <text:p>0.000690610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test_vector_string_to_py_tuple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2445459" calcext:value-type="float">
            <text:p>0.002445459</text:p>
          </table:table-cell>
          <table:table-cell office:value-type="float" office:value="408.9" calcext:value-type="float">
            <text:p>408.9</text:p>
          </table:table-cell>
          <table:table-cell office:value-type="string" calcext:value-type="string">
            <text:p>test_vector_string_to_py_tuple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7134286" calcext:value-type="float">
            <text:p>0.007134286</text:p>
          </table:table-cell>
          <table:table-cell office:value-type="float" office:value="140.2" calcext:value-type="float">
            <text:p>140.2</text:p>
          </table:table-cell>
          <table:table-cell office:value-type="string" calcext:value-type="string">
            <text:p>test_vector_string_to_py_tuple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3938496" calcext:value-type="float">
            <text:p>0.013938496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test_vector_string_to_py_tuple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1524008" calcext:value-type="float">
            <text:p>0.031524008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test_vector_string_to_py_tuple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67712608" calcext:value-type="float">
            <text:p>0.067712608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test_vector_string_to_py_tuple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835" calcext:value-type="float">
            <text:p>0.000003835</text:p>
          </table:table-cell>
          <table:table-cell office:value-type="float" office:value="260722.2" calcext:value-type="float">
            <text:p>260722.2</text:p>
          </table:table-cell>
          <table:table-cell office:value-type="string" calcext:value-type="string">
            <text:p>test_vector_string_to_py_tuple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67" calcext:value-type="float">
            <text:p>0.000000567</text:p>
          </table:table-cell>
          <table:table-cell office:value-type="float" office:value="1762114.5" calcext:value-type="float">
            <text:p>1762114.5</text:p>
          </table:table-cell>
          <table:table-cell office:value-type="string" calcext:value-type="string">
            <text:p>test_vector_string_to_py_tuple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276" calcext:value-type="float">
            <text:p>0.000001276</text:p>
          </table:table-cell>
          <table:table-cell office:value-type="float" office:value="783392.1" calcext:value-type="float">
            <text:p>783392.1</text:p>
          </table:table-cell>
          <table:table-cell office:value-type="string" calcext:value-type="string">
            <text:p>test_vector_string_to_py_tuple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18" calcext:value-type="float">
            <text:p>0.000000518</text:p>
          </table:table-cell>
          <table:table-cell office:value-type="float" office:value="1932367.1" calcext:value-type="float">
            <text:p>1932367.1</text:p>
          </table:table-cell>
          <table:table-cell office:value-type="string" calcext:value-type="string">
            <text:p>test_vector_string_to_py_tuple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63" calcext:value-type="float">
            <text:p>0.000000963</text:p>
          </table:table-cell>
          <table:table-cell office:value-type="float" office:value="1038961" calcext:value-type="float">
            <text:p>1038961</text:p>
          </table:table-cell>
          <table:table-cell office:value-type="string" calcext:value-type="string">
            <text:p>test_vector_string_to_py_tuple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684" calcext:value-type="float">
            <text:p>0.000001684</text:p>
          </table:table-cell>
          <table:table-cell office:value-type="float" office:value="594000.6" calcext:value-type="float">
            <text:p>594000.6</text:p>
          </table:table-cell>
          <table:table-cell office:value-type="string" calcext:value-type="string">
            <text:p>test_vector_string_to_py_tuple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308" calcext:value-type="float">
            <text:p>0.000003308</text:p>
          </table:table-cell>
          <table:table-cell office:value-type="float" office:value="302343.2" calcext:value-type="float">
            <text:p>302343.2</text:p>
          </table:table-cell>
          <table:table-cell office:value-type="string" calcext:value-type="string">
            <text:p>test_vector_string_to_py_tuple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39" calcext:value-type="float">
            <text:p>0.000005539</text:p>
          </table:table-cell>
          <table:table-cell office:value-type="float" office:value="180554.3" calcext:value-type="float">
            <text:p>180554.3</text:p>
          </table:table-cell>
          <table:table-cell office:value-type="string" calcext:value-type="string">
            <text:p>test_vector_string_to_py_tuple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1122" calcext:value-type="float">
            <text:p>0.000011122</text:p>
          </table:table-cell>
          <table:table-cell office:value-type="float" office:value="89915.9" calcext:value-type="float">
            <text:p>89915.9</text:p>
          </table:table-cell>
          <table:table-cell office:value-type="string" calcext:value-type="string">
            <text:p>test_vector_string_to_py_tuple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5096" calcext:value-type="float">
            <text:p>0.000025096</text:p>
          </table:table-cell>
          <table:table-cell office:value-type="float" office:value="39846.2" calcext:value-type="float">
            <text:p>39846.2</text:p>
          </table:table-cell>
          <table:table-cell office:value-type="string" calcext:value-type="string">
            <text:p>test_vector_string_to_py_tuple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7649" calcext:value-type="float">
            <text:p>0.000047649</text:p>
          </table:table-cell>
          <table:table-cell office:value-type="float" office:value="20986.6" calcext:value-type="float">
            <text:p>20986.6</text:p>
          </table:table-cell>
          <table:table-cell office:value-type="string" calcext:value-type="string">
            <text:p>test_vector_string_to_py_tuple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49082" calcext:value-type="float">
            <text:p>0.000149082</text:p>
          </table:table-cell>
          <table:table-cell office:value-type="float" office:value="6707.7" calcext:value-type="float">
            <text:p>6707.7</text:p>
          </table:table-cell>
          <table:table-cell office:value-type="string" calcext:value-type="string">
            <text:p>test_vector_string_to_py_tuple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95943" calcext:value-type="float">
            <text:p>0.000195943</text:p>
          </table:table-cell>
          <table:table-cell office:value-type="float" office:value="5103.5" calcext:value-type="float">
            <text:p>5103.5</text:p>
          </table:table-cell>
          <table:table-cell office:value-type="string" calcext:value-type="string">
            <text:p>test_vector_string_to_py_tuple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84701" calcext:value-type="float">
            <text:p>0.000384701</text:p>
          </table:table-cell>
          <table:table-cell office:value-type="float" office:value="2599.4" calcext:value-type="float">
            <text:p>2599.4</text:p>
          </table:table-cell>
          <table:table-cell office:value-type="string" calcext:value-type="string">
            <text:p>test_vector_string_to_py_tuple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35338" calcext:value-type="float">
            <text:p>0.001535338</text:p>
          </table:table-cell>
          <table:table-cell office:value-type="float" office:value="651.3" calcext:value-type="float">
            <text:p>651.3</text:p>
          </table:table-cell>
          <table:table-cell office:value-type="string" calcext:value-type="string">
            <text:p>test_vector_string_to_py_tuple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4055319" calcext:value-type="float">
            <text:p>0.004055319</text:p>
          </table:table-cell>
          <table:table-cell office:value-type="float" office:value="246.6" calcext:value-type="float">
            <text:p>246.6</text:p>
          </table:table-cell>
          <table:table-cell office:value-type="string" calcext:value-type="string">
            <text:p>test_vector_string_to_py_tuple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9633818" calcext:value-type="float">
            <text:p>0.009633818</text:p>
          </table:table-cell>
          <table:table-cell office:value-type="float" office:value="103.8" calcext:value-type="float">
            <text:p>103.8</text:p>
          </table:table-cell>
          <table:table-cell office:value-type="string" calcext:value-type="string">
            <text:p>test_vector_string_to_py_tuple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413396" calcext:value-type="float">
            <text:p>0.024133960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test_vector_string_to_py_tuple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5282734" calcext:value-type="float">
            <text:p>0.045282734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test_vector_string_to_py_tuple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00119115" calcext:value-type="float">
            <text:p>0.1001191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_vector_string_to_py_tuple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033" calcext:value-type="float">
            <text:p>0.000003033</text:p>
          </table:table-cell>
          <table:table-cell office:value-type="float" office:value="329760.9" calcext:value-type="float">
            <text:p>329760.9</text:p>
          </table:table-cell>
          <table:table-cell office:value-type="string" calcext:value-type="string">
            <text:p>test_vector_string_to_py_tuple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91" calcext:value-type="float">
            <text:p>0.000000391</text:p>
          </table:table-cell>
          <table:table-cell office:value-type="float" office:value="2560819.5" calcext:value-type="float">
            <text:p>2560819.5</text:p>
          </table:table-cell>
          <table:table-cell office:value-type="string" calcext:value-type="string">
            <text:p>test_vector_string_to_py_tuple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25" calcext:value-type="float">
            <text:p>0.000000525</text:p>
          </table:table-cell>
          <table:table-cell office:value-type="float" office:value="1902949.6" calcext:value-type="float">
            <text:p>1902949.6</text:p>
          </table:table-cell>
          <table:table-cell office:value-type="string" calcext:value-type="string">
            <text:p>test_vector_string_to_py_tuple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93" calcext:value-type="float">
            <text:p>0.000000793</text:p>
          </table:table-cell>
          <table:table-cell office:value-type="float" office:value="1261829.7" calcext:value-type="float">
            <text:p>1261829.7</text:p>
          </table:table-cell>
          <table:table-cell office:value-type="string" calcext:value-type="string">
            <text:p>test_vector_string_to_py_tuple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84" calcext:value-type="float">
            <text:p>0.000001084</text:p>
          </table:table-cell>
          <table:table-cell office:value-type="float" office:value="922083.9" calcext:value-type="float">
            <text:p>922083.9</text:p>
          </table:table-cell>
          <table:table-cell office:value-type="string" calcext:value-type="string">
            <text:p>test_vector_string_to_py_tuple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443" calcext:value-type="float">
            <text:p>0.000002443</text:p>
          </table:table-cell>
          <table:table-cell office:value-type="float" office:value="409249" calcext:value-type="float">
            <text:p>409249</text:p>
          </table:table-cell>
          <table:table-cell office:value-type="string" calcext:value-type="string">
            <text:p>test_vector_string_to_py_tuple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559" calcext:value-type="float">
            <text:p>0.000003559</text:p>
          </table:table-cell>
          <table:table-cell office:value-type="float" office:value="280938.3" calcext:value-type="float">
            <text:p>280938.3</text:p>
          </table:table-cell>
          <table:table-cell office:value-type="string" calcext:value-type="string">
            <text:p>test_vector_string_to_py_tuple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846" calcext:value-type="float">
            <text:p>0.000006846</text:p>
          </table:table-cell>
          <table:table-cell office:value-type="float" office:value="146060" calcext:value-type="float">
            <text:p>146060</text:p>
          </table:table-cell>
          <table:table-cell office:value-type="string" calcext:value-type="string">
            <text:p>test_vector_string_to_py_tuple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5139" calcext:value-type="float">
            <text:p>0.000015139</text:p>
          </table:table-cell>
          <table:table-cell office:value-type="float" office:value="66052.4" calcext:value-type="float">
            <text:p>66052.4</text:p>
          </table:table-cell>
          <table:table-cell office:value-type="string" calcext:value-type="string">
            <text:p>test_vector_string_to_py_tuple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2006" calcext:value-type="float">
            <text:p>0.000032006</text:p>
          </table:table-cell>
          <table:table-cell office:value-type="float" office:value="31243.7" calcext:value-type="float">
            <text:p>31243.7</text:p>
          </table:table-cell>
          <table:table-cell office:value-type="string" calcext:value-type="string">
            <text:p>test_vector_string_to_py_tuple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5135" calcext:value-type="float">
            <text:p>0.000075135</text:p>
          </table:table-cell>
          <table:table-cell office:value-type="float" office:value="13309.3" calcext:value-type="float">
            <text:p>13309.3</text:p>
          </table:table-cell>
          <table:table-cell office:value-type="string" calcext:value-type="string">
            <text:p>test_vector_string_to_py_tuple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55961" calcext:value-type="float">
            <text:p>0.000155961</text:p>
          </table:table-cell>
          <table:table-cell office:value-type="float" office:value="6411.8" calcext:value-type="float">
            <text:p>6411.8</text:p>
          </table:table-cell>
          <table:table-cell office:value-type="string" calcext:value-type="string">
            <text:p>test_vector_string_to_py_tuple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77899" calcext:value-type="float">
            <text:p>0.000277899</text:p>
          </table:table-cell>
          <table:table-cell office:value-type="float" office:value="3598.4" calcext:value-type="float">
            <text:p>3598.4</text:p>
          </table:table-cell>
          <table:table-cell office:value-type="string" calcext:value-type="string">
            <text:p>test_vector_string_to_py_tuple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048872" calcext:value-type="float">
            <text:p>0.001048872</text:p>
          </table:table-cell>
          <table:table-cell office:value-type="float" office:value="953.4" calcext:value-type="float">
            <text:p>953.4</text:p>
          </table:table-cell>
          <table:table-cell office:value-type="string" calcext:value-type="string">
            <text:p>test_vector_string_to_py_tuple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385629" calcext:value-type="float">
            <text:p>0.003385629</text:p>
          </table:table-cell>
          <table:table-cell office:value-type="float" office:value="295.4" calcext:value-type="float">
            <text:p>295.4</text:p>
          </table:table-cell>
          <table:table-cell office:value-type="string" calcext:value-type="string">
            <text:p>test_vector_string_to_py_tuple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9505111" calcext:value-type="float">
            <text:p>0.009505111</text:p>
          </table:table-cell>
          <table:table-cell office:value-type="float" office:value="105.2" calcext:value-type="float">
            <text:p>105.2</text:p>
          </table:table-cell>
          <table:table-cell office:value-type="string" calcext:value-type="string">
            <text:p>test_vector_string_to_py_tuple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5991744" calcext:value-type="float">
            <text:p>0.015991744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test_vector_string_to_py_tuple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785111" calcext:value-type="float">
            <text:p>0.037851110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test_vector_string_to_py_tuple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4008792" calcext:value-type="float">
            <text:p>0.07400879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test_vector_string_to_py_tuple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25020372" calcext:value-type="float">
            <text:p>0.225020372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test_vector_string_to_py_tuple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264" calcext:value-type="float">
            <text:p>0.000003264</text:p>
          </table:table-cell>
          <table:table-cell office:value-type="float" office:value="306419.5" calcext:value-type="float">
            <text:p>306419.5</text:p>
          </table:table-cell>
          <table:table-cell office:value-type="string" calcext:value-type="string">
            <text:p>test_vector_string_to_py_tuple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35" calcext:value-type="float">
            <text:p>0.000000635</text:p>
          </table:table-cell>
          <table:table-cell office:value-type="float" office:value="1576044.1" calcext:value-type="float">
            <text:p>1576044.1</text:p>
          </table:table-cell>
          <table:table-cell office:value-type="string" calcext:value-type="string">
            <text:p>test_vector_string_to_py_tuple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165" calcext:value-type="float">
            <text:p>0.000001165</text:p>
          </table:table-cell>
          <table:table-cell office:value-type="float" office:value="858737.7" calcext:value-type="float">
            <text:p>858737.7</text:p>
          </table:table-cell>
          <table:table-cell office:value-type="string" calcext:value-type="string">
            <text:p>test_vector_string_to_py_tuple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389" calcext:value-type="float">
            <text:p>0.000001389</text:p>
          </table:table-cell>
          <table:table-cell office:value-type="float" office:value="719683.3" calcext:value-type="float">
            <text:p>719683.3</text:p>
          </table:table-cell>
          <table:table-cell office:value-type="string" calcext:value-type="string">
            <text:p>test_vector_string_to_py_tuple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196" calcext:value-type="float">
            <text:p>0.000003196</text:p>
          </table:table-cell>
          <table:table-cell office:value-type="float" office:value="312842.2" calcext:value-type="float">
            <text:p>312842.2</text:p>
          </table:table-cell>
          <table:table-cell office:value-type="string" calcext:value-type="string">
            <text:p>test_vector_string_to_py_tuple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2856" calcext:value-type="float">
            <text:p>0.000012856</text:p>
          </table:table-cell>
          <table:table-cell office:value-type="float" office:value="77787.7" calcext:value-type="float">
            <text:p>77787.7</text:p>
          </table:table-cell>
          <table:table-cell office:value-type="string" calcext:value-type="string">
            <text:p>test_vector_string_to_py_tuple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27122" calcext:value-type="float">
            <text:p>0.000027122</text:p>
          </table:table-cell>
          <table:table-cell office:value-type="float" office:value="36869.8" calcext:value-type="float">
            <text:p>36869.8</text:p>
          </table:table-cell>
          <table:table-cell office:value-type="string" calcext:value-type="string">
            <text:p>test_vector_string_to_py_tuple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58001" calcext:value-type="float">
            <text:p>0.000058001</text:p>
          </table:table-cell>
          <table:table-cell office:value-type="float" office:value="17240.9" calcext:value-type="float">
            <text:p>17240.9</text:p>
          </table:table-cell>
          <table:table-cell office:value-type="string" calcext:value-type="string">
            <text:p>test_vector_string_to_py_tuple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18151" calcext:value-type="float">
            <text:p>0.000118151</text:p>
          </table:table-cell>
          <table:table-cell office:value-type="float" office:value="8463.7" calcext:value-type="float">
            <text:p>8463.7</text:p>
          </table:table-cell>
          <table:table-cell office:value-type="string" calcext:value-type="string">
            <text:p>test_vector_string_to_py_tuple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05113" calcext:value-type="float">
            <text:p>0.000205113</text:p>
          </table:table-cell>
          <table:table-cell office:value-type="float" office:value="4875.4" calcext:value-type="float">
            <text:p>4875.4</text:p>
          </table:table-cell>
          <table:table-cell office:value-type="string" calcext:value-type="string">
            <text:p>test_vector_string_to_py_tuple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22856" calcext:value-type="float">
            <text:p>0.000222856</text:p>
          </table:table-cell>
          <table:table-cell office:value-type="float" office:value="4487.2" calcext:value-type="float">
            <text:p>4487.2</text:p>
          </table:table-cell>
          <table:table-cell office:value-type="string" calcext:value-type="string">
            <text:p>test_vector_string_to_py_tuple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36273" calcext:value-type="float">
            <text:p>0.000436273</text:p>
          </table:table-cell>
          <table:table-cell office:value-type="float" office:value="2292.1" calcext:value-type="float">
            <text:p>2292.1</text:p>
          </table:table-cell>
          <table:table-cell office:value-type="string" calcext:value-type="string">
            <text:p>test_vector_string_to_py_tuple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1325" calcext:value-type="float">
            <text:p>0.00091325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test_vector_string_to_py_tuple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746842" calcext:value-type="float">
            <text:p>0.001746842</text:p>
          </table:table-cell>
          <table:table-cell office:value-type="float" office:value="572.5" calcext:value-type="float">
            <text:p>572.5</text:p>
          </table:table-cell>
          <table:table-cell office:value-type="string" calcext:value-type="string">
            <text:p>test_vector_string_to_py_tuple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271647" calcext:value-type="float">
            <text:p>0.004271647</text:p>
          </table:table-cell>
          <table:table-cell office:value-type="float" office:value="234.1" calcext:value-type="float">
            <text:p>234.1</text:p>
          </table:table-cell>
          <table:table-cell office:value-type="string" calcext:value-type="string">
            <text:p>test_vector_string_to_py_tuple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6578969" calcext:value-type="float">
            <text:p>0.016578969</text:p>
          </table:table-cell>
          <table:table-cell office:value-type="float" office:value="60.3" calcext:value-type="float">
            <text:p>60.3</text:p>
          </table:table-cell>
          <table:table-cell office:value-type="string" calcext:value-type="string">
            <text:p>test_vector_string_to_py_tuple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4728286" calcext:value-type="float">
            <text:p>0.034728286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test_vector_string_to_py_tuple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69466633" calcext:value-type="float">
            <text:p>0.069466633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test_vector_string_to_py_tuple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52053226" calcext:value-type="float">
            <text:p>0.152053226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test_vector_string_to_py_tuple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427866013" calcext:value-type="float">
            <text:p>0.42786601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test_vector_string_to_py_tuple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67084" calcext:value-type="float">
            <text:p>0.000067084</text:p>
          </table:table-cell>
          <table:table-cell office:value-type="float" office:value="14906.8" calcext:value-type="float">
            <text:p>14906.8</text:p>
          </table:table-cell>
          <table:table-cell office:value-type="string" calcext:value-type="string">
            <text:p>test_py_tuple_string_to_vector&lt;std::string[1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29" calcext:value-type="float">
            <text:p>0.000000529</text:p>
          </table:table-cell>
          <table:table-cell office:value-type="float" office:value="1888574.1" calcext:value-type="float">
            <text:p>1888574.1</text:p>
          </table:table-cell>
          <table:table-cell office:value-type="string" calcext:value-type="string">
            <text:p>test_py_tuple_string_to_vector&lt;std::string[1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22" calcext:value-type="float">
            <text:p>0.000000622</text:p>
          </table:table-cell>
          <table:table-cell office:value-type="float" office:value="1606425.7" calcext:value-type="float">
            <text:p>1606425.7</text:p>
          </table:table-cell>
          <table:table-cell office:value-type="string" calcext:value-type="string">
            <text:p>test_py_tuple_string_to_vector&lt;std::string[1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966" calcext:value-type="float">
            <text:p>0.000000966</text:p>
          </table:table-cell>
          <table:table-cell office:value-type="float" office:value="1034661.1" calcext:value-type="float">
            <text:p>1034661.1</text:p>
          </table:table-cell>
          <table:table-cell office:value-type="string" calcext:value-type="string">
            <text:p>test_py_tuple_string_to_vector&lt;std::string[1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252" calcext:value-type="float">
            <text:p>0.000001252</text:p>
          </table:table-cell>
          <table:table-cell office:value-type="float" office:value="799041.2" calcext:value-type="float">
            <text:p>799041.2</text:p>
          </table:table-cell>
          <table:table-cell office:value-type="string" calcext:value-type="string">
            <text:p>test_py_tuple_string_to_vector&lt;std::string[1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488" calcext:value-type="float">
            <text:p>0.000002488</text:p>
          </table:table-cell>
          <table:table-cell office:value-type="float" office:value="401848.5" calcext:value-type="float">
            <text:p>401848.5</text:p>
          </table:table-cell>
          <table:table-cell office:value-type="string" calcext:value-type="string">
            <text:p>test_py_tuple_string_to_vector&lt;std::string[1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813" calcext:value-type="float">
            <text:p>0.000002813</text:p>
          </table:table-cell>
          <table:table-cell office:value-type="float" office:value="355555.6" calcext:value-type="float">
            <text:p>355555.6</text:p>
          </table:table-cell>
          <table:table-cell office:value-type="string" calcext:value-type="string">
            <text:p>test_py_tuple_string_to_vector&lt;std::string[1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711" calcext:value-type="float">
            <text:p>0.000004711</text:p>
          </table:table-cell>
          <table:table-cell office:value-type="float" office:value="212291.7" calcext:value-type="float">
            <text:p>212291.7</text:p>
          </table:table-cell>
          <table:table-cell office:value-type="string" calcext:value-type="string">
            <text:p>test_py_tuple_string_to_vector&lt;std::string[1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514" calcext:value-type="float">
            <text:p>0.000008514</text:p>
          </table:table-cell>
          <table:table-cell office:value-type="float" office:value="117460.5" calcext:value-type="float">
            <text:p>117460.5</text:p>
          </table:table-cell>
          <table:table-cell office:value-type="string" calcext:value-type="string">
            <text:p>test_py_tuple_string_to_vector&lt;std::string[1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616" calcext:value-type="float">
            <text:p>0.000022616</text:p>
          </table:table-cell>
          <table:table-cell office:value-type="float" office:value="44215.5" calcext:value-type="float">
            <text:p>44215.5</text:p>
          </table:table-cell>
          <table:table-cell office:value-type="string" calcext:value-type="string">
            <text:p>test_py_tuple_string_to_vector&lt;std::string[1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7222" calcext:value-type="float">
            <text:p>0.000037222</text:p>
          </table:table-cell>
          <table:table-cell office:value-type="float" office:value="26866.2" calcext:value-type="float">
            <text:p>26866.2</text:p>
          </table:table-cell>
          <table:table-cell office:value-type="string" calcext:value-type="string">
            <text:p>test_py_tuple_string_to_vector&lt;std::string[1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54193" calcext:value-type="float">
            <text:p>0.000154193</text:p>
          </table:table-cell>
          <table:table-cell office:value-type="float" office:value="6485.4" calcext:value-type="float">
            <text:p>6485.4</text:p>
          </table:table-cell>
          <table:table-cell office:value-type="string" calcext:value-type="string">
            <text:p>test_py_tuple_string_to_vector&lt;std::string[1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61983" calcext:value-type="float">
            <text:p>0.000161983</text:p>
          </table:table-cell>
          <table:table-cell office:value-type="float" office:value="6173.5" calcext:value-type="float">
            <text:p>6173.5</text:p>
          </table:table-cell>
          <table:table-cell office:value-type="string" calcext:value-type="string">
            <text:p>test_py_tuple_string_to_vector&lt;std::string[1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50954" calcext:value-type="float">
            <text:p>0.000250954</text:p>
          </table:table-cell>
          <table:table-cell office:value-type="float" office:value="3984.8" calcext:value-type="float">
            <text:p>3984.8</text:p>
          </table:table-cell>
          <table:table-cell office:value-type="string" calcext:value-type="string">
            <text:p>test_py_tuple_string_to_vector&lt;std::string[1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98962" calcext:value-type="float">
            <text:p>0.000698962</text:p>
          </table:table-cell>
          <table:table-cell office:value-type="float" office:value="1430.7" calcext:value-type="float">
            <text:p>1430.7</text:p>
          </table:table-cell>
          <table:table-cell office:value-type="string" calcext:value-type="string">
            <text:p>test_py_tuple_string_to_vector&lt;std::string[1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880479" calcext:value-type="float">
            <text:p>0.001880479</text:p>
          </table:table-cell>
          <table:table-cell office:value-type="float" office:value="531.8" calcext:value-type="float">
            <text:p>531.8</text:p>
          </table:table-cell>
          <table:table-cell office:value-type="string" calcext:value-type="string">
            <text:p>test_py_tuple_string_to_vector&lt;std::string[1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757427" calcext:value-type="float">
            <text:p>0.003757427</text:p>
          </table:table-cell>
          <table:table-cell office:value-type="float" office:value="266.1" calcext:value-type="float">
            <text:p>266.1</text:p>
          </table:table-cell>
          <table:table-cell office:value-type="string" calcext:value-type="string">
            <text:p>test_py_tuple_string_to_vector&lt;std::string[1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8078288" calcext:value-type="float">
            <text:p>0.008078288</text:p>
          </table:table-cell>
          <table:table-cell office:value-type="float" office:value="123.8" calcext:value-type="float">
            <text:p>123.8</text:p>
          </table:table-cell>
          <table:table-cell office:value-type="string" calcext:value-type="string">
            <text:p>test_py_tuple_string_to_vector&lt;std::string[1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7788143" calcext:value-type="float">
            <text:p>0.017788143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test_py_tuple_string_to_vector&lt;std::string[1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2394876" calcext:value-type="float">
            <text:p>0.032394876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test_py_tuple_string_to_vector&lt;std::string[1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72" calcext:value-type="float">
            <text:p>0.000000872</text:p>
          </table:table-cell>
          <table:table-cell office:value-type="float" office:value="1147446.9" calcext:value-type="float">
            <text:p>1147446.9</text:p>
          </table:table-cell>
          <table:table-cell office:value-type="string" calcext:value-type="string">
            <text:p>test_py_tuple_string_to_vector&lt;std::string[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67" calcext:value-type="float">
            <text:p>0.000000467</text:p>
          </table:table-cell>
          <table:table-cell office:value-type="float" office:value="2143622.7" calcext:value-type="float">
            <text:p>2143622.7</text:p>
          </table:table-cell>
          <table:table-cell office:value-type="string" calcext:value-type="string">
            <text:p>test_py_tuple_string_to_vector&lt;std::string[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7" calcext:value-type="float">
            <text:p>0.000000700</text:p>
          </table:table-cell>
          <table:table-cell office:value-type="float" office:value="1429592.6" calcext:value-type="float">
            <text:p>1429592.6</text:p>
          </table:table-cell>
          <table:table-cell office:value-type="string" calcext:value-type="string">
            <text:p>test_py_tuple_string_to_vector&lt;std::string[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944" calcext:value-type="float">
            <text:p>0.000000944</text:p>
          </table:table-cell>
          <table:table-cell office:value-type="float" office:value="1059883.4" calcext:value-type="float">
            <text:p>1059883.4</text:p>
          </table:table-cell>
          <table:table-cell office:value-type="string" calcext:value-type="string">
            <text:p>test_py_tuple_string_to_vector&lt;std::string[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278" calcext:value-type="float">
            <text:p>0.000001278</text:p>
          </table:table-cell>
          <table:table-cell office:value-type="float" office:value="782778.9" calcext:value-type="float">
            <text:p>782778.9</text:p>
          </table:table-cell>
          <table:table-cell office:value-type="string" calcext:value-type="string">
            <text:p>test_py_tuple_string_to_vector&lt;std::string[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23" calcext:value-type="float">
            <text:p>0.000006823</text:p>
          </table:table-cell>
          <table:table-cell office:value-type="float" office:value="146552.4" calcext:value-type="float">
            <text:p>146552.4</text:p>
          </table:table-cell>
          <table:table-cell office:value-type="string" calcext:value-type="string">
            <text:p>test_py_tuple_string_to_vector&lt;std::string[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15" calcext:value-type="float">
            <text:p>0.000003150</text:p>
          </table:table-cell>
          <table:table-cell office:value-type="float" office:value="317510.7" calcext:value-type="float">
            <text:p>317510.7</text:p>
          </table:table-cell>
          <table:table-cell office:value-type="string" calcext:value-type="string">
            <text:p>test_py_tuple_string_to_vector&lt;std::string[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878" calcext:value-type="float">
            <text:p>0.000004878</text:p>
          </table:table-cell>
          <table:table-cell office:value-type="float" office:value="204981" calcext:value-type="float">
            <text:p>204981</text:p>
          </table:table-cell>
          <table:table-cell office:value-type="string" calcext:value-type="string">
            <text:p>test_py_tuple_string_to_vector&lt;std::string[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477" calcext:value-type="float">
            <text:p>0.000008477</text:p>
          </table:table-cell>
          <table:table-cell office:value-type="float" office:value="117959.3" calcext:value-type="float">
            <text:p>117959.3</text:p>
          </table:table-cell>
          <table:table-cell office:value-type="string" calcext:value-type="string">
            <text:p>test_py_tuple_string_to_vector&lt;std::string[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316" calcext:value-type="float">
            <text:p>0.000022316</text:p>
          </table:table-cell>
          <table:table-cell office:value-type="float" office:value="44809.9" calcext:value-type="float">
            <text:p>44809.9</text:p>
          </table:table-cell>
          <table:table-cell office:value-type="string" calcext:value-type="string">
            <text:p>test_py_tuple_string_to_vector&lt;std::string[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2914" calcext:value-type="float">
            <text:p>0.000052914</text:p>
          </table:table-cell>
          <table:table-cell office:value-type="float" office:value="18898.8" calcext:value-type="float">
            <text:p>18898.8</text:p>
          </table:table-cell>
          <table:table-cell office:value-type="string" calcext:value-type="string">
            <text:p>test_py_tuple_string_to_vector&lt;std::string[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07895" calcext:value-type="float">
            <text:p>0.000107895</text:p>
          </table:table-cell>
          <table:table-cell office:value-type="float" office:value="9268.3" calcext:value-type="float">
            <text:p>9268.3</text:p>
          </table:table-cell>
          <table:table-cell office:value-type="string" calcext:value-type="string">
            <text:p>test_py_tuple_string_to_vector&lt;std::string[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62648" calcext:value-type="float">
            <text:p>0.000162648</text:p>
          </table:table-cell>
          <table:table-cell office:value-type="float" office:value="6148.2" calcext:value-type="float">
            <text:p>6148.2</text:p>
          </table:table-cell>
          <table:table-cell office:value-type="string" calcext:value-type="string">
            <text:p>test_py_tuple_string_to_vector&lt;std::string[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61302" calcext:value-type="float">
            <text:p>0.000361302</text:p>
          </table:table-cell>
          <table:table-cell office:value-type="float" office:value="2767.8" calcext:value-type="float">
            <text:p>2767.8</text:p>
          </table:table-cell>
          <table:table-cell office:value-type="string" calcext:value-type="string">
            <text:p>test_py_tuple_string_to_vector&lt;std::string[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785113" calcext:value-type="float">
            <text:p>0.000785113</text:p>
          </table:table-cell>
          <table:table-cell office:value-type="float" office:value="1273.7" calcext:value-type="float">
            <text:p>1273.7</text:p>
          </table:table-cell>
          <table:table-cell office:value-type="string" calcext:value-type="string">
            <text:p>test_py_tuple_string_to_vector&lt;std::string[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771" calcext:value-type="float">
            <text:p>0.001771000</text:p>
          </table:table-cell>
          <table:table-cell office:value-type="float" office:value="564.7" calcext:value-type="float">
            <text:p>564.7</text:p>
          </table:table-cell>
          <table:table-cell office:value-type="string" calcext:value-type="string">
            <text:p>test_py_tuple_string_to_vector&lt;std::string[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504768" calcext:value-type="float">
            <text:p>0.003504768</text:p>
          </table:table-cell>
          <table:table-cell office:value-type="float" office:value="285.3" calcext:value-type="float">
            <text:p>285.3</text:p>
          </table:table-cell>
          <table:table-cell office:value-type="string" calcext:value-type="string">
            <text:p>test_py_tuple_string_to_vector&lt;std::string[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80062" calcext:value-type="float">
            <text:p>0.008006200</text:p>
          </table:table-cell>
          <table:table-cell office:value-type="float" office:value="124.9" calcext:value-type="float">
            <text:p>124.9</text:p>
          </table:table-cell>
          <table:table-cell office:value-type="string" calcext:value-type="string">
            <text:p>test_py_tuple_string_to_vector&lt;std::string[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062158" calcext:value-type="float">
            <text:p>0.020621580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test_py_tuple_string_to_vector&lt;std::string[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707007" calcext:value-type="float">
            <text:p>0.033707007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test_py_tuple_string_to_vector&lt;std::string[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712" calcext:value-type="float">
            <text:p>0.000000712</text:p>
          </table:table-cell>
          <table:table-cell office:value-type="float" office:value="1403508.8" calcext:value-type="float">
            <text:p>1403508.8</text:p>
          </table:table-cell>
          <table:table-cell office:value-type="string" calcext:value-type="string">
            <text:p>test_py_tuple_string_to_vector&lt;std::string[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58" calcext:value-type="float">
            <text:p>0.000000458</text:p>
          </table:table-cell>
          <table:table-cell office:value-type="float" office:value="2185792.3" calcext:value-type="float">
            <text:p>2185792.3</text:p>
          </table:table-cell>
          <table:table-cell office:value-type="string" calcext:value-type="string">
            <text:p>test_py_tuple_string_to_vector&lt;std::string[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21" calcext:value-type="float">
            <text:p>0.000000621</text:p>
          </table:table-cell>
          <table:table-cell office:value-type="float" office:value="1611603.5" calcext:value-type="float">
            <text:p>1611603.5</text:p>
          </table:table-cell>
          <table:table-cell office:value-type="string" calcext:value-type="string">
            <text:p>test_py_tuple_string_to_vector&lt;std::string[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988" calcext:value-type="float">
            <text:p>0.000000988</text:p>
          </table:table-cell>
          <table:table-cell office:value-type="float" office:value="1012658.2" calcext:value-type="float">
            <text:p>1012658.2</text:p>
          </table:table-cell>
          <table:table-cell office:value-type="string" calcext:value-type="string">
            <text:p>test_py_tuple_string_to_vector&lt;std::string[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207" calcext:value-type="float">
            <text:p>0.000001207</text:p>
          </table:table-cell>
          <table:table-cell office:value-type="float" office:value="828843.8" calcext:value-type="float">
            <text:p>828843.8</text:p>
          </table:table-cell>
          <table:table-cell office:value-type="string" calcext:value-type="string">
            <text:p>test_py_tuple_string_to_vector&lt;std::string[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739" calcext:value-type="float">
            <text:p>0.000002739</text:p>
          </table:table-cell>
          <table:table-cell office:value-type="float" office:value="365163.4" calcext:value-type="float">
            <text:p>365163.4</text:p>
          </table:table-cell>
          <table:table-cell office:value-type="string" calcext:value-type="string">
            <text:p>test_py_tuple_string_to_vector&lt;std::string[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89" calcext:value-type="float">
            <text:p>0.000002890</text:p>
          </table:table-cell>
          <table:table-cell office:value-type="float" office:value="346080.6" calcext:value-type="float">
            <text:p>346080.6</text:p>
          </table:table-cell>
          <table:table-cell office:value-type="string" calcext:value-type="string">
            <text:p>test_py_tuple_string_to_vector&lt;std::string[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616" calcext:value-type="float">
            <text:p>0.000004616</text:p>
          </table:table-cell>
          <table:table-cell office:value-type="float" office:value="216661.3" calcext:value-type="float">
            <text:p>216661.3</text:p>
          </table:table-cell>
          <table:table-cell office:value-type="string" calcext:value-type="string">
            <text:p>test_py_tuple_string_to_vector&lt;std::string[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48" calcext:value-type="float">
            <text:p>0.000008480</text:p>
          </table:table-cell>
          <table:table-cell office:value-type="float" office:value="117917.6" calcext:value-type="float">
            <text:p>117917.6</text:p>
          </table:table-cell>
          <table:table-cell office:value-type="string" calcext:value-type="string">
            <text:p>test_py_tuple_string_to_vector&lt;std::string[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627" calcext:value-type="float">
            <text:p>0.000015627</text:p>
          </table:table-cell>
          <table:table-cell office:value-type="float" office:value="63989.8" calcext:value-type="float">
            <text:p>63989.8</text:p>
          </table:table-cell>
          <table:table-cell office:value-type="string" calcext:value-type="string">
            <text:p>test_py_tuple_string_to_vector&lt;std::string[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6311" calcext:value-type="float">
            <text:p>0.000056311</text:p>
          </table:table-cell>
          <table:table-cell office:value-type="float" office:value="17758.4" calcext:value-type="float">
            <text:p>17758.4</text:p>
          </table:table-cell>
          <table:table-cell office:value-type="string" calcext:value-type="string">
            <text:p>test_py_tuple_string_to_vector&lt;std::string[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01865" calcext:value-type="float">
            <text:p>0.000101865</text:p>
          </table:table-cell>
          <table:table-cell office:value-type="float" office:value="9816.9" calcext:value-type="float">
            <text:p>9816.9</text:p>
          </table:table-cell>
          <table:table-cell office:value-type="string" calcext:value-type="string">
            <text:p>test_py_tuple_string_to_vector&lt;std::string[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51673" calcext:value-type="float">
            <text:p>0.000151673</text:p>
          </table:table-cell>
          <table:table-cell office:value-type="float" office:value="6593.1" calcext:value-type="float">
            <text:p>6593.1</text:p>
          </table:table-cell>
          <table:table-cell office:value-type="string" calcext:value-type="string">
            <text:p>test_py_tuple_string_to_vector&lt;std::string[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62328" calcext:value-type="float">
            <text:p>0.000362328</text:p>
          </table:table-cell>
          <table:table-cell office:value-type="float" office:value="2759.9" calcext:value-type="float">
            <text:p>2759.9</text:p>
          </table:table-cell>
          <table:table-cell office:value-type="string" calcext:value-type="string">
            <text:p>test_py_tuple_string_to_vector&lt;std::string[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80823" calcext:value-type="float">
            <text:p>0.000980823</text:p>
          </table:table-cell>
          <table:table-cell office:value-type="float" office:value="1019.6" calcext:value-type="float">
            <text:p>1019.6</text:p>
          </table:table-cell>
          <table:table-cell office:value-type="string" calcext:value-type="string">
            <text:p>test_py_tuple_string_to_vector&lt;std::string[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798425" calcext:value-type="float">
            <text:p>0.00179842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test_py_tuple_string_to_vector&lt;std::string[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96219" calcext:value-type="float">
            <text:p>0.003962190</text:p>
          </table:table-cell>
          <table:table-cell office:value-type="float" office:value="252.4" calcext:value-type="float">
            <text:p>252.4</text:p>
          </table:table-cell>
          <table:table-cell office:value-type="string" calcext:value-type="string">
            <text:p>test_py_tuple_string_to_vector&lt;std::string[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599768" calcext:value-type="float">
            <text:p>0.007599768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test_py_tuple_string_to_vector&lt;std::string[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8197747" calcext:value-type="float">
            <text:p>0.0181977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st_py_tuple_string_to_vector&lt;std::string[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268837" calcext:value-type="float">
            <text:p>0.033268837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test_py_tuple_string_to_vector&lt;std::string[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663" calcext:value-type="float">
            <text:p>0.000000663</text:p>
          </table:table-cell>
          <table:table-cell office:value-type="float" office:value="1507159" calcext:value-type="float">
            <text:p>1507159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8" calcext:value-type="float">
            <text:p>0.000000480</text:p>
          </table:table-cell>
          <table:table-cell office:value-type="float" office:value="2085505.7" calcext:value-type="float">
            <text:p>2085505.7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5" calcext:value-type="float">
            <text:p>0.000000650</text:p>
          </table:table-cell>
          <table:table-cell office:value-type="float" office:value="1537279" calcext:value-type="float">
            <text:p>1537279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" calcext:value-type="float">
            <text:p>0.000001000</text:p>
          </table:table-cell>
          <table:table-cell office:value-type="float" office:value="999500.2" calcext:value-type="float">
            <text:p>999500.2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264" calcext:value-type="float">
            <text:p>0.000001264</text:p>
          </table:table-cell>
          <table:table-cell office:value-type="float" office:value="791452.3" calcext:value-type="float">
            <text:p>791452.3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683" calcext:value-type="float">
            <text:p>0.000002683</text:p>
          </table:table-cell>
          <table:table-cell office:value-type="float" office:value="372786.6" calcext:value-type="float">
            <text:p>372786.6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78" calcext:value-type="float">
            <text:p>0.000002978</text:p>
          </table:table-cell>
          <table:table-cell office:value-type="float" office:value="335739.5" calcext:value-type="float">
            <text:p>335739.5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569" calcext:value-type="float">
            <text:p>0.000004569</text:p>
          </table:table-cell>
          <table:table-cell office:value-type="float" office:value="218890.2" calcext:value-type="float">
            <text:p>218890.2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294" calcext:value-type="float">
            <text:p>0.000008294</text:p>
          </table:table-cell>
          <table:table-cell office:value-type="float" office:value="120561.8" calcext:value-type="float">
            <text:p>120561.8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925" calcext:value-type="float">
            <text:p>0.000015925</text:p>
          </table:table-cell>
          <table:table-cell office:value-type="float" office:value="62792.4" calcext:value-type="float">
            <text:p>62792.4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83843" calcext:value-type="float">
            <text:p>0.000083843</text:p>
          </table:table-cell>
          <table:table-cell office:value-type="float" office:value="11927" calcext:value-type="float">
            <text:p>11927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10303" calcext:value-type="float">
            <text:p>0.000110303</text:p>
          </table:table-cell>
          <table:table-cell office:value-type="float" office:value="9065.9" calcext:value-type="float">
            <text:p>9065.9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79718" calcext:value-type="float">
            <text:p>0.000179718</text:p>
          </table:table-cell>
          <table:table-cell office:value-type="float" office:value="5564.3" calcext:value-type="float">
            <text:p>5564.3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74684" calcext:value-type="float">
            <text:p>0.000374684</text:p>
          </table:table-cell>
          <table:table-cell office:value-type="float" office:value="2668.9" calcext:value-type="float">
            <text:p>2668.9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49012" calcext:value-type="float">
            <text:p>0.000849012</text:p>
          </table:table-cell>
          <table:table-cell office:value-type="float" office:value="1177.8" calcext:value-type="float">
            <text:p>1177.8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894555" calcext:value-type="float">
            <text:p>0.001894555</text:p>
          </table:table-cell>
          <table:table-cell office:value-type="float" office:value="527.8" calcext:value-type="float">
            <text:p>527.8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990619" calcext:value-type="float">
            <text:p>0.003990619</text:p>
          </table:table-cell>
          <table:table-cell office:value-type="float" office:value="250.6" calcext:value-type="float">
            <text:p>250.6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8065259" calcext:value-type="float">
            <text:p>0.00806525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7834675" calcext:value-type="float">
            <text:p>0.017834675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484483" calcext:value-type="float">
            <text:p>0.033484483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796" calcext:value-type="float">
            <text:p>0.000000796</text:p>
          </table:table-cell>
          <table:table-cell office:value-type="float" office:value="1257071" calcext:value-type="float">
            <text:p>1257071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46" calcext:value-type="float">
            <text:p>0.000000446</text:p>
          </table:table-cell>
          <table:table-cell office:value-type="float" office:value="2244668.9" calcext:value-type="float">
            <text:p>2244668.9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43" calcext:value-type="float">
            <text:p>0.000000643</text:p>
          </table:table-cell>
          <table:table-cell office:value-type="float" office:value="1554001.6" calcext:value-type="float">
            <text:p>1554001.6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954" calcext:value-type="float">
            <text:p>0.000000954</text:p>
          </table:table-cell>
          <table:table-cell office:value-type="float" office:value="1047668.9" calcext:value-type="float">
            <text:p>1047668.9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275" calcext:value-type="float">
            <text:p>0.000001275</text:p>
          </table:table-cell>
          <table:table-cell office:value-type="float" office:value="784006.3" calcext:value-type="float">
            <text:p>784006.3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141" calcext:value-type="float">
            <text:p>0.000003141</text:p>
          </table:table-cell>
          <table:table-cell office:value-type="float" office:value="318319.3" calcext:value-type="float">
            <text:p>318319.3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2" calcext:value-type="float">
            <text:p>0.000002920</text:p>
          </table:table-cell>
          <table:table-cell office:value-type="float" office:value="342407.1" calcext:value-type="float">
            <text:p>342407.1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72" calcext:value-type="float">
            <text:p>0.000004720</text:p>
          </table:table-cell>
          <table:table-cell office:value-type="float" office:value="211842" calcext:value-type="float">
            <text:p>211842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02" calcext:value-type="float">
            <text:p>0.000009020</text:p>
          </table:table-cell>
          <table:table-cell office:value-type="float" office:value="110870.9" calcext:value-type="float">
            <text:p>110870.9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6179" calcext:value-type="float">
            <text:p>0.000016179</text:p>
          </table:table-cell>
          <table:table-cell office:value-type="float" office:value="61806.6" calcext:value-type="float">
            <text:p>61806.6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8798" calcext:value-type="float">
            <text:p>0.000048798</text:p>
          </table:table-cell>
          <table:table-cell office:value-type="float" office:value="20492.4" calcext:value-type="float">
            <text:p>20492.4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01782" calcext:value-type="float">
            <text:p>0.000101782</text:p>
          </table:table-cell>
          <table:table-cell office:value-type="float" office:value="9825" calcext:value-type="float">
            <text:p>9825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54443" calcext:value-type="float">
            <text:p>0.000154443</text:p>
          </table:table-cell>
          <table:table-cell office:value-type="float" office:value="6474.9" calcext:value-type="float">
            <text:p>6474.9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96657" calcext:value-type="float">
            <text:p>0.000396657</text:p>
          </table:table-cell>
          <table:table-cell office:value-type="float" office:value="2521.1" calcext:value-type="float">
            <text:p>2521.1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831679" calcext:value-type="float">
            <text:p>0.000831679</text:p>
          </table:table-cell>
          <table:table-cell office:value-type="float" office:value="1202.4" calcext:value-type="float">
            <text:p>1202.4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76468" calcext:value-type="float">
            <text:p>0.001764680</text:p>
          </table:table-cell>
          <table:table-cell office:value-type="float" office:value="566.7" calcext:value-type="float">
            <text:p>566.7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786787" calcext:value-type="float">
            <text:p>0.003786787</text:p>
          </table:table-cell>
          <table:table-cell office:value-type="float" office:value="264.1" calcext:value-type="float">
            <text:p>264.1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8302343" calcext:value-type="float">
            <text:p>0.008302343</text:p>
          </table:table-cell>
          <table:table-cell office:value-type="float" office:value="120.4" calcext:value-type="float">
            <text:p>120.4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7601736" calcext:value-type="float">
            <text:p>0.017601736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370152" calcext:value-type="float">
            <text:p>0.033370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794" calcext:value-type="float">
            <text:p>0.000000794</text:p>
          </table:table-cell>
          <table:table-cell office:value-type="float" office:value="1260239.4" calcext:value-type="float">
            <text:p>1260239.4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97" calcext:value-type="float">
            <text:p>0.000000597</text:p>
          </table:table-cell>
          <table:table-cell office:value-type="float" office:value="1676445.9" calcext:value-type="float">
            <text:p>1676445.9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71" calcext:value-type="float">
            <text:p>0.000000971</text:p>
          </table:table-cell>
          <table:table-cell office:value-type="float" office:value="1029336.1" calcext:value-type="float">
            <text:p>1029336.1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594" calcext:value-type="float">
            <text:p>0.000001594</text:p>
          </table:table-cell>
          <table:table-cell office:value-type="float" office:value="627549.4" calcext:value-type="float">
            <text:p>627549.4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612" calcext:value-type="float">
            <text:p>0.000002612</text:p>
          </table:table-cell>
          <table:table-cell office:value-type="float" office:value="382775.1" calcext:value-type="float">
            <text:p>382775.1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5783" calcext:value-type="float">
            <text:p>0.000005783</text:p>
          </table:table-cell>
          <table:table-cell office:value-type="float" office:value="172905.7" calcext:value-type="float">
            <text:p>172905.7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9303" calcext:value-type="float">
            <text:p>0.000009303</text:p>
          </table:table-cell>
          <table:table-cell office:value-type="float" office:value="107486.4" calcext:value-type="float">
            <text:p>107486.4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17097" calcext:value-type="float">
            <text:p>0.000017097</text:p>
          </table:table-cell>
          <table:table-cell office:value-type="float" office:value="58491.5" calcext:value-type="float">
            <text:p>58491.5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32067" calcext:value-type="float">
            <text:p>0.000032067</text:p>
          </table:table-cell>
          <table:table-cell office:value-type="float" office:value="31185.2" calcext:value-type="float">
            <text:p>31185.2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63031" calcext:value-type="float">
            <text:p>0.000063031</text:p>
          </table:table-cell>
          <table:table-cell office:value-type="float" office:value="15865.1" calcext:value-type="float">
            <text:p>15865.1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45519" calcext:value-type="float">
            <text:p>0.000145519</text:p>
          </table:table-cell>
          <table:table-cell office:value-type="float" office:value="6872" calcext:value-type="float">
            <text:p>6872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83502" calcext:value-type="float">
            <text:p>0.000283502</text:p>
          </table:table-cell>
          <table:table-cell office:value-type="float" office:value="3527.3" calcext:value-type="float">
            <text:p>3527.3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516916" calcext:value-type="float">
            <text:p>0.000516916</text:p>
          </table:table-cell>
          <table:table-cell office:value-type="float" office:value="1934.6" calcext:value-type="float">
            <text:p>1934.6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316053" calcext:value-type="float">
            <text:p>0.001316053</text:p>
          </table:table-cell>
          <table:table-cell office:value-type="float" office:value="759.8" calcext:value-type="float">
            <text:p>759.8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710852" calcext:value-type="float">
            <text:p>0.002710852</text:p>
          </table:table-cell>
          <table:table-cell office:value-type="float" office:value="368.9" calcext:value-type="float">
            <text:p>368.9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4927812" calcext:value-type="float">
            <text:p>0.004927812</text:p>
          </table:table-cell>
          <table:table-cell office:value-type="float" office:value="202.9" calcext:value-type="float">
            <text:p>202.9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381118" calcext:value-type="float">
            <text:p>0.010381118</text:p>
          </table:table-cell>
          <table:table-cell office:value-type="float" office:value="96.3" calcext:value-type="float">
            <text:p>96.3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0081631" calcext:value-type="float">
            <text:p>0.020081631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9984657" calcext:value-type="float">
            <text:p>0.0399846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3534249" calcext:value-type="float">
            <text:p>0.0835342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28" calcext:value-type="float">
            <text:p>0.000000828</text:p>
          </table:table-cell>
          <table:table-cell office:value-type="float" office:value="1207000.6" calcext:value-type="float">
            <text:p>1207000.6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81" calcext:value-type="float">
            <text:p>0.000000681</text:p>
          </table:table-cell>
          <table:table-cell office:value-type="float" office:value="1467351.4" calcext:value-type="float">
            <text:p>1467351.4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064" calcext:value-type="float">
            <text:p>0.000001064</text:p>
          </table:table-cell>
          <table:table-cell office:value-type="float" office:value="939408.2" calcext:value-type="float">
            <text:p>939408.2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73" calcext:value-type="float">
            <text:p>0.000001730</text:p>
          </table:table-cell>
          <table:table-cell office:value-type="float" office:value="577867.7" calcext:value-type="float">
            <text:p>577867.7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981" calcext:value-type="float">
            <text:p>0.000002981</text:p>
          </table:table-cell>
          <table:table-cell office:value-type="float" office:value="335514.2" calcext:value-type="float">
            <text:p>335514.2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5955" calcext:value-type="float">
            <text:p>0.000005955</text:p>
          </table:table-cell>
          <table:table-cell office:value-type="float" office:value="167912" calcext:value-type="float">
            <text:p>167912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9366" calcext:value-type="float">
            <text:p>0.000009366</text:p>
          </table:table-cell>
          <table:table-cell office:value-type="float" office:value="106763.5" calcext:value-type="float">
            <text:p>106763.5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17203" calcext:value-type="float">
            <text:p>0.000017203</text:p>
          </table:table-cell>
          <table:table-cell office:value-type="float" office:value="58127.7" calcext:value-type="float">
            <text:p>58127.7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32688" calcext:value-type="float">
            <text:p>0.000032688</text:p>
          </table:table-cell>
          <table:table-cell office:value-type="float" office:value="30592.7" calcext:value-type="float">
            <text:p>30592.7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63964" calcext:value-type="float">
            <text:p>0.000063964</text:p>
          </table:table-cell>
          <table:table-cell office:value-type="float" office:value="15633.9" calcext:value-type="float">
            <text:p>15633.9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46717" calcext:value-type="float">
            <text:p>0.000146717</text:p>
          </table:table-cell>
          <table:table-cell office:value-type="float" office:value="6815.8" calcext:value-type="float">
            <text:p>6815.8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09065" calcext:value-type="float">
            <text:p>0.000309065</text:p>
          </table:table-cell>
          <table:table-cell office:value-type="float" office:value="3235.6" calcext:value-type="float">
            <text:p>3235.6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541166" calcext:value-type="float">
            <text:p>0.000541166</text:p>
          </table:table-cell>
          <table:table-cell office:value-type="float" office:value="1847.9" calcext:value-type="float">
            <text:p>1847.9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148235" calcext:value-type="float">
            <text:p>0.001148235</text:p>
          </table:table-cell>
          <table:table-cell office:value-type="float" office:value="870.9" calcext:value-type="float">
            <text:p>870.9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726946" calcext:value-type="float">
            <text:p>0.002726946</text:p>
          </table:table-cell>
          <table:table-cell office:value-type="float" office:value="366.7" calcext:value-type="float">
            <text:p>366.7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403222" calcext:value-type="float">
            <text:p>0.005403222</text:p>
          </table:table-cell>
          <table:table-cell office:value-type="float" office:value="185.1" calcext:value-type="float">
            <text:p>185.1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151862" calcext:value-type="float">
            <text:p>0.011151862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5333848" calcext:value-type="float">
            <text:p>0.025333848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6904134" calcext:value-type="float">
            <text:p>0.046904134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94666516" calcext:value-type="float">
            <text:p>0.094666516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69" calcext:value-type="float">
            <text:p>0.000000869</text:p>
          </table:table-cell>
          <table:table-cell office:value-type="float" office:value="1150086.3" calcext:value-type="float">
            <text:p>1150086.3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64" calcext:value-type="float">
            <text:p>0.000000664</text:p>
          </table:table-cell>
          <table:table-cell office:value-type="float" office:value="1504890.9" calcext:value-type="float">
            <text:p>1504890.9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086" calcext:value-type="float">
            <text:p>0.000001086</text:p>
          </table:table-cell>
          <table:table-cell office:value-type="float" office:value="921234.5" calcext:value-type="float">
            <text:p>921234.5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769" calcext:value-type="float">
            <text:p>0.000001769</text:p>
          </table:table-cell>
          <table:table-cell office:value-type="float" office:value="565131.4" calcext:value-type="float">
            <text:p>565131.4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852" calcext:value-type="float">
            <text:p>0.000002852</text:p>
          </table:table-cell>
          <table:table-cell office:value-type="float" office:value="350569.7" calcext:value-type="float">
            <text:p>350569.7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9513" calcext:value-type="float">
            <text:p>0.000019513</text:p>
          </table:table-cell>
          <table:table-cell office:value-type="float" office:value="51246.6" calcext:value-type="float">
            <text:p>51246.6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11" calcext:value-type="float">
            <text:p>0.000010110</text:p>
          </table:table-cell>
          <table:table-cell office:value-type="float" office:value="98916.9" calcext:value-type="float">
            <text:p>98916.9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18518" calcext:value-type="float">
            <text:p>0.000018518</text:p>
          </table:table-cell>
          <table:table-cell office:value-type="float" office:value="54000.1" calcext:value-type="float">
            <text:p>54000.1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36103" calcext:value-type="float">
            <text:p>0.000036103</text:p>
          </table:table-cell>
          <table:table-cell office:value-type="float" office:value="27698.1" calcext:value-type="float">
            <text:p>27698.1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1099" calcext:value-type="float">
            <text:p>0.000081099</text:p>
          </table:table-cell>
          <table:table-cell office:value-type="float" office:value="12330.5" calcext:value-type="float">
            <text:p>12330.5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48664" calcext:value-type="float">
            <text:p>0.000148664</text:p>
          </table:table-cell>
          <table:table-cell office:value-type="float" office:value="6726.6" calcext:value-type="float">
            <text:p>6726.6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10222" calcext:value-type="float">
            <text:p>0.000310222</text:p>
          </table:table-cell>
          <table:table-cell office:value-type="float" office:value="3223.5" calcext:value-type="float">
            <text:p>3223.5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577835" calcext:value-type="float">
            <text:p>0.000577835</text:p>
          </table:table-cell>
          <table:table-cell office:value-type="float" office:value="1730.6" calcext:value-type="float">
            <text:p>1730.6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496594" calcext:value-type="float">
            <text:p>0.001496594</text:p>
          </table:table-cell>
          <table:table-cell office:value-type="float" office:value="668.2" calcext:value-type="float">
            <text:p>668.2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80754" calcext:value-type="float">
            <text:p>0.002580754</text:p>
          </table:table-cell>
          <table:table-cell office:value-type="float" office:value="387.5" calcext:value-type="float">
            <text:p>387.5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914964" calcext:value-type="float">
            <text:p>0.005914964</text:p>
          </table:table-cell>
          <table:table-cell office:value-type="float" office:value="169.1" calcext:value-type="float">
            <text:p>169.1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3729372" calcext:value-type="float">
            <text:p>0.013729372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4457419" calcext:value-type="float">
            <text:p>0.024457419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5216957" calcext:value-type="float">
            <text:p>0.052169570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38515903" calcext:value-type="float">
            <text:p>0.138515903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129" calcext:value-type="float">
            <text:p>0.000001129</text:p>
          </table:table-cell>
          <table:table-cell office:value-type="float" office:value="886132" calcext:value-type="float">
            <text:p>886132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991" calcext:value-type="float">
            <text:p>0.000000991</text:p>
          </table:table-cell>
          <table:table-cell office:value-type="float" office:value="1008572.9" calcext:value-type="float">
            <text:p>1008572.9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676" calcext:value-type="float">
            <text:p>0.000001676</text:p>
          </table:table-cell>
          <table:table-cell office:value-type="float" office:value="596836.8" calcext:value-type="float">
            <text:p>596836.8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43" calcext:value-type="float">
            <text:p>0.000002430</text:p>
          </table:table-cell>
          <table:table-cell office:value-type="float" office:value="411438" calcext:value-type="float">
            <text:p>411438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005" calcext:value-type="float">
            <text:p>0.000004005</text:p>
          </table:table-cell>
          <table:table-cell office:value-type="float" office:value="249719.1" calcext:value-type="float">
            <text:p>249719.1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832" calcext:value-type="float">
            <text:p>0.000008320</text:p>
          </table:table-cell>
          <table:table-cell office:value-type="float" office:value="120185.1" calcext:value-type="float">
            <text:p>120185.1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209" calcext:value-type="float">
            <text:p>0.000013209</text:p>
          </table:table-cell>
          <table:table-cell office:value-type="float" office:value="75703.1" calcext:value-type="float">
            <text:p>75703.1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5339" calcext:value-type="float">
            <text:p>0.000025339</text:p>
          </table:table-cell>
          <table:table-cell office:value-type="float" office:value="39465.6" calcext:value-type="float">
            <text:p>39465.6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7772" calcext:value-type="float">
            <text:p>0.000047772</text:p>
          </table:table-cell>
          <table:table-cell office:value-type="float" office:value="20932.5" calcext:value-type="float">
            <text:p>20932.5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9171" calcext:value-type="float">
            <text:p>0.000089171</text:p>
          </table:table-cell>
          <table:table-cell office:value-type="float" office:value="11214.3" calcext:value-type="float">
            <text:p>11214.3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14672" calcext:value-type="float">
            <text:p>0.000214672</text:p>
          </table:table-cell>
          <table:table-cell office:value-type="float" office:value="4658.3" calcext:value-type="float">
            <text:p>4658.3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453996" calcext:value-type="float">
            <text:p>0.000453996</text:p>
          </table:table-cell>
          <table:table-cell office:value-type="float" office:value="2202.7" calcext:value-type="float">
            <text:p>2202.7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704479" calcext:value-type="float">
            <text:p>0.000704479</text:p>
          </table:table-cell>
          <table:table-cell office:value-type="float" office:value="1419.5" calcext:value-type="float">
            <text:p>1419.5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691655" calcext:value-type="float">
            <text:p>0.002691655</text:p>
          </table:table-cell>
          <table:table-cell office:value-type="float" office:value="371.5" calcext:value-type="float">
            <text:p>371.5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324041" calcext:value-type="float">
            <text:p>0.003324041</text:p>
          </table:table-cell>
          <table:table-cell office:value-type="float" office:value="300.8" calcext:value-type="float">
            <text:p>300.8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6148688" calcext:value-type="float">
            <text:p>0.006148688</text:p>
          </table:table-cell>
          <table:table-cell office:value-type="float" office:value="162.6" calcext:value-type="float">
            <text:p>162.6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5338632" calcext:value-type="float">
            <text:p>0.015338632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9392729" calcext:value-type="float">
            <text:p>0.039392729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81243629" calcext:value-type="float">
            <text:p>0.08124362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02683754" calcext:value-type="float">
            <text:p>0.20268375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43" calcext:value-type="float">
            <text:p>0.000001430</text:p>
          </table:table-cell>
          <table:table-cell office:value-type="float" office:value="699056.3" calcext:value-type="float">
            <text:p>699056.3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907" calcext:value-type="float">
            <text:p>0.000000907</text:p>
          </table:table-cell>
          <table:table-cell office:value-type="float" office:value="1101928.4" calcext:value-type="float">
            <text:p>1101928.4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473" calcext:value-type="float">
            <text:p>0.000001473</text:p>
          </table:table-cell>
          <table:table-cell office:value-type="float" office:value="679117.1" calcext:value-type="float">
            <text:p>679117.1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723" calcext:value-type="float">
            <text:p>0.000002723</text:p>
          </table:table-cell>
          <table:table-cell office:value-type="float" office:value="367174.6" calcext:value-type="float">
            <text:p>367174.6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988" calcext:value-type="float">
            <text:p>0.000003988</text:p>
          </table:table-cell>
          <table:table-cell office:value-type="float" office:value="250783.7" calcext:value-type="float">
            <text:p>250783.7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8391" calcext:value-type="float">
            <text:p>0.000008391</text:p>
          </table:table-cell>
          <table:table-cell office:value-type="float" office:value="119168.2" calcext:value-type="float">
            <text:p>119168.2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4667" calcext:value-type="float">
            <text:p>0.000014667</text:p>
          </table:table-cell>
          <table:table-cell office:value-type="float" office:value="68177.9" calcext:value-type="float">
            <text:p>68177.9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5397" calcext:value-type="float">
            <text:p>0.000065397</text:p>
          </table:table-cell>
          <table:table-cell office:value-type="float" office:value="15291.3" calcext:value-type="float">
            <text:p>15291.3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44557" calcext:value-type="float">
            <text:p>0.000144557</text:p>
          </table:table-cell>
          <table:table-cell office:value-type="float" office:value="6917.7" calcext:value-type="float">
            <text:p>6917.7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5894" calcext:value-type="float">
            <text:p>0.000115894</text:p>
          </table:table-cell>
          <table:table-cell office:value-type="float" office:value="8628.6" calcext:value-type="float">
            <text:p>8628.6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394527" calcext:value-type="float">
            <text:p>0.000394527</text:p>
          </table:table-cell>
          <table:table-cell office:value-type="float" office:value="2534.7" calcext:value-type="float">
            <text:p>2534.7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609808" calcext:value-type="float">
            <text:p>0.000609808</text:p>
          </table:table-cell>
          <table:table-cell office:value-type="float" office:value="1639.9" calcext:value-type="float">
            <text:p>1639.9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131801" calcext:value-type="float">
            <text:p>0.001131801</text:p>
          </table:table-cell>
          <table:table-cell office:value-type="float" office:value="883.5" calcext:value-type="float">
            <text:p>883.5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117877" calcext:value-type="float">
            <text:p>0.002117877</text:p>
          </table:table-cell>
          <table:table-cell office:value-type="float" office:value="472.2" calcext:value-type="float">
            <text:p>472.2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565049" calcext:value-type="float">
            <text:p>0.004565049</text:p>
          </table:table-cell>
          <table:table-cell office:value-type="float" office:value="219.1" calcext:value-type="float">
            <text:p>219.1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9186494" calcext:value-type="float">
            <text:p>0.009186494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7994749" calcext:value-type="float">
            <text:p>0.037994749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76872396" calcext:value-type="float">
            <text:p>0.0768723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63591548" calcext:value-type="float">
            <text:p>0.163591548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305716455" calcext:value-type="float">
            <text:p>0.30571645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 table:number-rows-repeated="10481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159.99mm" svg:height="89.99mm" svg:x="73.03mm" svg:y="1mm">
            <draw:object draw:notify-on-update-of-ranges="Sheet2.A1:Sheet2.A1 Sheet2.A2:Sheet2.A24 Sheet2.B1:Sheet2.B1 Sheet2.B2:Sheet2.B24 Sheet2.A1:Sheet2.A1 Sheet2.A2:Sheet2.A24 Sheet2.C1:Sheet2.C1 Sheet2.C2:Sheet2.C24 Sheet2.A1:Sheet2.A1 Sheet2.A2:Sheet2.A24 Sheet2.D1:Sheet2.D1 Sheet2.D2:Sheet2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est_vector_to_py_tuple&lt;bool&gt;</text:p>
          </table:table-cell>
          <table:table-cell office:value-type="string" calcext:value-type="string">
            <text:p>test_vector_to_py_tuple&lt;long&gt;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633" calcext:value-type="float">
            <text:p>0.000000633</text:p>
          </table:table-cell>
          <table:table-cell office:value-type="float" office:value="0.000001847" calcext:value-type="float">
            <text:p>0.000001847</text:p>
          </table:table-cell>
          <table:table-cell office:value-type="float" office:value="0.000002665" calcext:value-type="float">
            <text:p>0.000002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291" calcext:value-type="float">
            <text:p>0.000000291</text:p>
          </table:table-cell>
          <table:table-cell office:value-type="float" office:value="0.000000325" calcext:value-type="float">
            <text:p>0.000000325</text:p>
          </table:table-cell>
          <table:table-cell office:value-type="float" office:value="0.00000058" calcext:value-type="float">
            <text:p>0.0000005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282" calcext:value-type="float">
            <text:p>0.000000282</text:p>
          </table:table-cell>
          <table:table-cell office:value-type="float" office:value="0.000000358" calcext:value-type="float">
            <text:p>0.000000358</text:p>
          </table:table-cell>
          <table:table-cell office:value-type="float" office:value="0.000000681" calcext:value-type="float">
            <text:p>0.0000006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322" calcext:value-type="float">
            <text:p>0.000000322</text:p>
          </table:table-cell>
          <table:table-cell office:value-type="float" office:value="0.00000022" calcext:value-type="float">
            <text:p>0.000000220</text:p>
          </table:table-cell>
          <table:table-cell office:value-type="float" office:value="0.000000484" calcext:value-type="float">
            <text:p>0.0000004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815" calcext:value-type="float">
            <text:p>0.000000815</text:p>
          </table:table-cell>
          <table:table-cell office:value-type="float" office:value="0.000001132" calcext:value-type="float">
            <text:p>0.000001132</text:p>
          </table:table-cell>
          <table:table-cell office:value-type="float" office:value="0.000000867" calcext:value-type="float">
            <text:p>0.000000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411" calcext:value-type="float">
            <text:p>0.000004110</text:p>
          </table:table-cell>
          <table:table-cell office:value-type="float" office:value="0.000000855" calcext:value-type="float">
            <text:p>0.000000855</text:p>
          </table:table-cell>
          <table:table-cell office:value-type="float" office:value="0.000001019" calcext:value-type="float">
            <text:p>0.0000010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249" calcext:value-type="float">
            <text:p>0.000002249</text:p>
          </table:table-cell>
          <table:table-cell office:value-type="float" office:value="0.000001554" calcext:value-type="float">
            <text:p>0.000001554</text:p>
          </table:table-cell>
          <table:table-cell office:value-type="float" office:value="0.000002713" calcext:value-type="float">
            <text:p>0.0000027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6184" calcext:value-type="float">
            <text:p>0.000006184</text:p>
          </table:table-cell>
          <table:table-cell office:value-type="float" office:value="0.000001306" calcext:value-type="float">
            <text:p>0.000001306</text:p>
          </table:table-cell>
          <table:table-cell office:value-type="float" office:value="0.000003119" calcext:value-type="float">
            <text:p>0.0000031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5883" calcext:value-type="float">
            <text:p>0.000005883</text:p>
          </table:table-cell>
          <table:table-cell office:value-type="float" office:value="0.000005897" calcext:value-type="float">
            <text:p>0.000005897</text:p>
          </table:table-cell>
          <table:table-cell office:value-type="float" office:value="0.000006716" calcext:value-type="float">
            <text:p>0.0000067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747" calcext:value-type="float">
            <text:p>0.000007470</text:p>
          </table:table-cell>
          <table:table-cell office:value-type="float" office:value="0.000010521" calcext:value-type="float">
            <text:p>0.000010521</text:p>
          </table:table-cell>
          <table:table-cell office:value-type="float" office:value="0.000013087" calcext:value-type="float">
            <text:p>0.00001308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14724" calcext:value-type="float">
            <text:p>0.000014724</text:p>
          </table:table-cell>
          <table:table-cell office:value-type="float" office:value="0.000022461" calcext:value-type="float">
            <text:p>0.000022461</text:p>
          </table:table-cell>
          <table:table-cell office:value-type="float" office:value="0.000026306" calcext:value-type="float">
            <text:p>0.0000263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16341" calcext:value-type="float">
            <text:p>0.000016341</text:p>
          </table:table-cell>
          <table:table-cell office:value-type="float" office:value="0.000066645" calcext:value-type="float">
            <text:p>0.000066645</text:p>
          </table:table-cell>
          <table:table-cell office:value-type="float" office:value="0.000076344" calcext:value-type="float">
            <text:p>0.0000763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32175" calcext:value-type="float">
            <text:p>0.000032175</text:p>
          </table:table-cell>
          <table:table-cell office:value-type="float" office:value="0.000113114" calcext:value-type="float">
            <text:p>0.000113114</text:p>
          </table:table-cell>
          <table:table-cell office:value-type="float" office:value="0.000130425" calcext:value-type="float">
            <text:p>0.0001304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35633" calcext:value-type="float">
            <text:p>0.000135633</text:p>
          </table:table-cell>
          <table:table-cell office:value-type="float" office:value="0.000253402" calcext:value-type="float">
            <text:p>0.000253402</text:p>
          </table:table-cell>
          <table:table-cell office:value-type="float" office:value="0.000270773" calcext:value-type="float">
            <text:p>0.00027077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42433" calcext:value-type="float">
            <text:p>0.000242433</text:p>
          </table:table-cell>
          <table:table-cell office:value-type="float" office:value="0.00065313" calcext:value-type="float">
            <text:p>0.000653130</text:p>
          </table:table-cell>
          <table:table-cell office:value-type="float" office:value="0.00054367" calcext:value-type="float">
            <text:p>0.00054367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61843" calcext:value-type="float">
            <text:p>0.000461843</text:p>
          </table:table-cell>
          <table:table-cell office:value-type="float" office:value="0.001177513" calcext:value-type="float">
            <text:p>0.001177513</text:p>
          </table:table-cell>
          <table:table-cell office:value-type="float" office:value="0.001082048" calcext:value-type="float">
            <text:p>0.00108204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95535" calcext:value-type="float">
            <text:p>0.000955350</text:p>
          </table:table-cell>
          <table:table-cell office:value-type="float" office:value="0.002798177" calcext:value-type="float">
            <text:p>0.002798177</text:p>
          </table:table-cell>
          <table:table-cell office:value-type="float" office:value="0.002684555" calcext:value-type="float">
            <text:p>0.00268455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2007209" calcext:value-type="float">
            <text:p>0.002007209</text:p>
          </table:table-cell>
          <table:table-cell office:value-type="float" office:value="0.005921926" calcext:value-type="float">
            <text:p>0.005921926</text:p>
          </table:table-cell>
          <table:table-cell office:value-type="float" office:value="0.005996054" calcext:value-type="float">
            <text:p>0.00599605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829245" calcext:value-type="float">
            <text:p>0.003829245</text:p>
          </table:table-cell>
          <table:table-cell office:value-type="float" office:value="0.013836233" calcext:value-type="float">
            <text:p>0.013836233</text:p>
          </table:table-cell>
          <table:table-cell office:value-type="float" office:value="0.012759972" calcext:value-type="float">
            <text:p>0.01275997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7135692" calcext:value-type="float">
            <text:p>0.007135692</text:p>
          </table:table-cell>
          <table:table-cell office:value-type="float" office:value="0.030418161" calcext:value-type="float">
            <text:p>0.030418161</text:p>
          </table:table-cell>
          <table:table-cell office:value-type="float" office:value="0.026704571" calcext:value-type="float">
            <text:p>0.026704571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376027" calcext:value-type="float">
            <text:p>0.013760270</text:p>
          </table:table-cell>
          <table:table-cell office:value-type="float" office:value="0.057542504" calcext:value-type="float">
            <text:p>0.057542504</text:p>
          </table:table-cell>
          <table:table-cell office:value-type="float" office:value="0.055231206" calcext:value-type="float">
            <text:p>0.055231206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9118326" calcext:value-type="float">
            <text:p>0.029118326</text:p>
          </table:table-cell>
          <table:table-cell office:value-type="float" office:value="0.119880738" calcext:value-type="float">
            <text:p>0.119880738</text:p>
          </table:table-cell>
          <table:table-cell office:value-type="float" office:value="0.118017374" calcext:value-type="float">
            <text:p>0.11801737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52932738" calcext:value-type="float">
            <text:p>0.052932738</text:p>
          </table:table-cell>
          <table:table-cell office:value-type="float" office:value="0.280787016" calcext:value-type="float">
            <text:p>0.280787016</text:p>
          </table:table-cell>
          <table:table-cell office:value-type="float" office:value="0.225539015" calcext:value-type="float">
            <text:p>0.225539015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633" calcext:value-type="float">
            <text:p>6.33E-07</text:p>
          </table:table-cell>
          <table:table-cell office:value-type="float" office:value="1578532" calcext:value-type="float">
            <text:p>157853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291" calcext:value-type="float">
            <text:p>2.91E-07</text:p>
          </table:table-cell>
          <table:table-cell office:value-type="float" office:value="3430531.7" calcext:value-type="float">
            <text:p>3430531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282" calcext:value-type="float">
            <text:p>2.82E-07</text:p>
          </table:table-cell>
          <table:table-cell office:value-type="float" office:value="3539823" calcext:value-type="float">
            <text:p>353982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322" calcext:value-type="float">
            <text:p>3.22E-07</text:p>
          </table:table-cell>
          <table:table-cell office:value-type="float" office:value="3110419.9" calcext:value-type="float">
            <text:p>3110419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815" calcext:value-type="float">
            <text:p>8.15E-07</text:p>
          </table:table-cell>
          <table:table-cell office:value-type="float" office:value="1226241.6" calcext:value-type="float">
            <text:p>1226241.6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411" calcext:value-type="float">
            <text:p>4.11E-06</text:p>
          </table:table-cell>
          <table:table-cell office:value-type="float" office:value="243338.6" calcext:value-type="float">
            <text:p>243338.6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249" calcext:value-type="float">
            <text:p>2.249E-06</text:p>
          </table:table-cell>
          <table:table-cell office:value-type="float" office:value="444740.9" calcext:value-type="float">
            <text:p>444740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184" calcext:value-type="float">
            <text:p>6.184E-06</text:p>
          </table:table-cell>
          <table:table-cell office:value-type="float" office:value="161720.7" calcext:value-type="float">
            <text:p>161720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5883" calcext:value-type="float">
            <text:p>5.883E-06</text:p>
          </table:table-cell>
          <table:table-cell office:value-type="float" office:value="169995.8" calcext:value-type="float">
            <text:p>169995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747" calcext:value-type="float">
            <text:p>7.47E-06</text:p>
          </table:table-cell>
          <table:table-cell office:value-type="float" office:value="133877.8" calcext:value-type="float">
            <text:p>133877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4724" calcext:value-type="float">
            <text:p>1.4724E-05</text:p>
          </table:table-cell>
          <table:table-cell office:value-type="float" office:value="67914" calcext:value-type="float">
            <text:p>67914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16341" calcext:value-type="float">
            <text:p>1.6341E-05</text:p>
          </table:table-cell>
          <table:table-cell office:value-type="float" office:value="61193.9" calcext:value-type="float">
            <text:p>61193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32175" calcext:value-type="float">
            <text:p>3.2175E-05</text:p>
          </table:table-cell>
          <table:table-cell office:value-type="float" office:value="31079.5" calcext:value-type="float">
            <text:p>31079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35633" calcext:value-type="float">
            <text:p>0.000135633</text:p>
          </table:table-cell>
          <table:table-cell office:value-type="float" office:value="7372.9" calcext:value-type="float">
            <text:p>7372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42433" calcext:value-type="float">
            <text:p>0.000242433</text:p>
          </table:table-cell>
          <table:table-cell office:value-type="float" office:value="4124.9" calcext:value-type="float">
            <text:p>4124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461843" calcext:value-type="float">
            <text:p>0.000461843</text:p>
          </table:table-cell>
          <table:table-cell office:value-type="float" office:value="2165.2" calcext:value-type="float">
            <text:p>2165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95535" calcext:value-type="float">
            <text:p>0.00095535</text:p>
          </table:table-cell>
          <table:table-cell office:value-type="float" office:value="1046.7" calcext:value-type="float">
            <text:p>1046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2007209" calcext:value-type="float">
            <text:p>0.002007209</text:p>
          </table:table-cell>
          <table:table-cell office:value-type="float" office:value="498.2" calcext:value-type="float">
            <text:p>498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829245" calcext:value-type="float">
            <text:p>0.003829245</text:p>
          </table:table-cell>
          <table:table-cell office:value-type="float" office:value="261.1" calcext:value-type="float">
            <text:p>261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7135692" calcext:value-type="float">
            <text:p>0.007135692</text:p>
          </table:table-cell>
          <table:table-cell office:value-type="float" office:value="140.1" calcext:value-type="float">
            <text:p>140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1376027" calcext:value-type="float">
            <text:p>0.01376027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029118326" calcext:value-type="float">
            <text:p>0.029118326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052932738" calcext:value-type="float">
            <text:p>0.052932738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847" calcext:value-type="float">
            <text:p>1.847E-06</text:p>
          </table:table-cell>
          <table:table-cell office:value-type="float" office:value="541565.1" calcext:value-type="float">
            <text:p>541565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25" calcext:value-type="float">
            <text:p>3.25E-07</text:p>
          </table:table-cell>
          <table:table-cell office:value-type="float" office:value="3072196.6" calcext:value-type="float">
            <text:p>3072196.6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358" calcext:value-type="float">
            <text:p>3.58E-07</text:p>
          </table:table-cell>
          <table:table-cell office:value-type="float" office:value="2789400.3" calcext:value-type="float">
            <text:p>2789400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22" calcext:value-type="float">
            <text:p>2.2E-07</text:p>
          </table:table-cell>
          <table:table-cell office:value-type="float" office:value="4535147.4" calcext:value-type="float">
            <text:p>4535147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132" calcext:value-type="float">
            <text:p>1.132E-06</text:p>
          </table:table-cell>
          <table:table-cell office:value-type="float" office:value="883002.2" calcext:value-type="float">
            <text:p>883002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855" calcext:value-type="float">
            <text:p>8.55E-07</text:p>
          </table:table-cell>
          <table:table-cell office:value-type="float" office:value="1170275" calcext:value-type="float">
            <text:p>117027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554" calcext:value-type="float">
            <text:p>1.554E-06</text:p>
          </table:table-cell>
          <table:table-cell office:value-type="float" office:value="643293.7" calcext:value-type="float">
            <text:p>643293.7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306" calcext:value-type="float">
            <text:p>1.306E-06</text:p>
          </table:table-cell>
          <table:table-cell office:value-type="float" office:value="765990" calcext:value-type="float">
            <text:p>765990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5897" calcext:value-type="float">
            <text:p>5.897E-06</text:p>
          </table:table-cell>
          <table:table-cell office:value-type="float" office:value="169592.1" calcext:value-type="float">
            <text:p>169592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0521" calcext:value-type="float">
            <text:p>1.0521E-05</text:p>
          </table:table-cell>
          <table:table-cell office:value-type="float" office:value="95052.5" calcext:value-type="float">
            <text:p>95052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2461" calcext:value-type="float">
            <text:p>2.2461E-05</text:p>
          </table:table-cell>
          <table:table-cell office:value-type="float" office:value="44520.6" calcext:value-type="float">
            <text:p>44520.6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6645" calcext:value-type="float">
            <text:p>6.6645E-05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13114" calcext:value-type="float">
            <text:p>0.000113114</text:p>
          </table:table-cell>
          <table:table-cell office:value-type="float" office:value="8840.6" calcext:value-type="float">
            <text:p>8840.6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53402" calcext:value-type="float">
            <text:p>0.000253402</text:p>
          </table:table-cell>
          <table:table-cell office:value-type="float" office:value="3946.3" calcext:value-type="float">
            <text:p>3946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5313" calcext:value-type="float">
            <text:p>0.00065313</text:p>
          </table:table-cell>
          <table:table-cell office:value-type="float" office:value="1531.1" calcext:value-type="float">
            <text:p>1531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177513" calcext:value-type="float">
            <text:p>0.001177513</text:p>
          </table:table-cell>
          <table:table-cell office:value-type="float" office:value="849.2" calcext:value-type="float">
            <text:p>849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798177" calcext:value-type="float">
            <text:p>0.002798177</text:p>
          </table:table-cell>
          <table:table-cell office:value-type="float" office:value="357.4" calcext:value-type="float">
            <text:p>357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5921926" calcext:value-type="float">
            <text:p>0.005921926</text:p>
          </table:table-cell>
          <table:table-cell office:value-type="float" office:value="168.9" calcext:value-type="float">
            <text:p>168.9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3836233" calcext:value-type="float">
            <text:p>0.013836233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0418161" calcext:value-type="float">
            <text:p>0.030418161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57542504" calcext:value-type="float">
            <text:p>0.057542504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119880738" calcext:value-type="float">
            <text:p>0.11988073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280787016" calcext:value-type="float">
            <text:p>0.28078701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665" calcext:value-type="float">
            <text:p>2.665E-06</text:p>
          </table:table-cell>
          <table:table-cell office:value-type="float" office:value="375304.9" calcext:value-type="float">
            <text:p>375304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8" calcext:value-type="float">
            <text:p>5.8E-07</text:p>
          </table:table-cell>
          <table:table-cell office:value-type="float" office:value="1725625.5" calcext:value-type="float">
            <text:p>1725625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81" calcext:value-type="float">
            <text:p>6.81E-07</text:p>
          </table:table-cell>
          <table:table-cell office:value-type="float" office:value="1467351.4" calcext:value-type="float">
            <text:p>1467351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84" calcext:value-type="float">
            <text:p>4.84E-07</text:p>
          </table:table-cell>
          <table:table-cell office:value-type="float" office:value="2063983.5" calcext:value-type="float">
            <text:p>2063983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867" calcext:value-type="float">
            <text:p>8.67E-07</text:p>
          </table:table-cell>
          <table:table-cell office:value-type="float" office:value="1152737.8" calcext:value-type="float">
            <text:p>1152737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019" calcext:value-type="float">
            <text:p>1.019E-06</text:p>
          </table:table-cell>
          <table:table-cell office:value-type="float" office:value="981836" calcext:value-type="float">
            <text:p>981836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713" calcext:value-type="float">
            <text:p>2.713E-06</text:p>
          </table:table-cell>
          <table:table-cell office:value-type="float" office:value="368527.7" calcext:value-type="float">
            <text:p>368527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119" calcext:value-type="float">
            <text:p>3.119E-06</text:p>
          </table:table-cell>
          <table:table-cell office:value-type="float" office:value="320564.2" calcext:value-type="float">
            <text:p>320564.2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716" calcext:value-type="float">
            <text:p>6.716E-06</text:p>
          </table:table-cell>
          <table:table-cell office:value-type="float" office:value="148909.2" calcext:value-type="float">
            <text:p>148909.2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3087" calcext:value-type="float">
            <text:p>1.3087E-05</text:p>
          </table:table-cell>
          <table:table-cell office:value-type="float" office:value="76414.6" calcext:value-type="float">
            <text:p>76414.6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6306" calcext:value-type="float">
            <text:p>2.6306E-05</text:p>
          </table:table-cell>
          <table:table-cell office:value-type="float" office:value="38014.9" calcext:value-type="float">
            <text:p>38014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76344" calcext:value-type="float">
            <text:p>7.6344E-05</text:p>
          </table:table-cell>
          <table:table-cell office:value-type="float" office:value="13098.7" calcext:value-type="float">
            <text:p>1309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30425" calcext:value-type="float">
            <text:p>0.000130425</text:p>
          </table:table-cell>
          <table:table-cell office:value-type="float" office:value="7667.3" calcext:value-type="float">
            <text:p>7667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70773" calcext:value-type="float">
            <text:p>0.000270773</text:p>
          </table:table-cell>
          <table:table-cell office:value-type="float" office:value="3693.1" calcext:value-type="float">
            <text:p>3693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367" calcext:value-type="float">
            <text:p>0.00054367</text:p>
          </table:table-cell>
          <table:table-cell office:value-type="float" office:value="1839.4" calcext:value-type="float">
            <text:p>1839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082048" calcext:value-type="float">
            <text:p>0.001082048</text:p>
          </table:table-cell>
          <table:table-cell office:value-type="float" office:value="924.2" calcext:value-type="float">
            <text:p>924.2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684555" calcext:value-type="float">
            <text:p>0.002684555</text:p>
          </table:table-cell>
          <table:table-cell office:value-type="float" office:value="372.5" calcext:value-type="float">
            <text:p>372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5996054" calcext:value-type="float">
            <text:p>0.005996054</text:p>
          </table:table-cell>
          <table:table-cell office:value-type="float" office:value="166.8" calcext:value-type="float">
            <text:p>166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2759972" calcext:value-type="float">
            <text:p>0.012759972</text:p>
          </table:table-cell>
          <table:table-cell office:value-type="float" office:value="78.4" calcext:value-type="float">
            <text:p>78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6704571" calcext:value-type="float">
            <text:p>0.026704571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55231206" calcext:value-type="float">
            <text:p>0.055231206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.118017374" calcext:value-type="float">
            <text:p>0.11801737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.225539015" calcext:value-type="float">
            <text:p>0.225539015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test_vector_to_py_tuple&lt;double&gt;</text:p>
          </table:table-cell>
        </table:table-row>
      </table:table>
      <table:table table:name="Sheet4" table:style-name="ta1">
        <table:table-column table:style-name="co6" table:default-cell-style-name="Default"/>
        <table:table-column table:style-name="co6" table:number-columns-repeated="10" table:default-cell-style-name="ce1"/>
        <table:table-row table:style-name="ro1">
          <table:table-cell office:value-type="string" calcext:value-type="string">
            <text:p>test_vector_string_to_py_tuple&lt;std::string[1]&gt;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Size, string length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2*[.B2]" office:value-type="float" office:value="2" calcext:value-type="float">
            <text:p>2</text:p>
          </table:table-cell>
          <table:table-cell table:style-name="Default" table:formula="of:=2*[.C2]" office:value-type="float" office:value="4" calcext:value-type="float">
            <text:p>4</text:p>
          </table:table-cell>
          <table:table-cell table:style-name="Default" table:formula="of:=2*[.D2]" office:value-type="float" office:value="8" calcext:value-type="float">
            <text:p>8</text:p>
          </table:table-cell>
          <table:table-cell table:style-name="Default" table:formula="of:=2*[.E2]" office:value-type="float" office:value="16" calcext:value-type="float">
            <text:p>16</text:p>
          </table:table-cell>
          <table:table-cell table:style-name="Default" table:formula="of:=2*[.F2]" office:value-type="float" office:value="32" calcext:value-type="float">
            <text:p>32</text:p>
          </table:table-cell>
          <table:table-cell table:style-name="Default" table:formula="of:=2*[.G2]" office:value-type="float" office:value="64" calcext:value-type="float">
            <text:p>64</text:p>
          </table:table-cell>
          <table:table-cell table:style-name="Default" table:formula="of:=2*[.H2]" office:value-type="float" office:value="128" calcext:value-type="float">
            <text:p>128</text:p>
          </table:table-cell>
          <table:table-cell table:style-name="Default" table:formula="of:=2*[.I2]" office:value-type="float" office:value="256" calcext:value-type="float">
            <text:p>256</text:p>
          </table:table-cell>
          <table:table-cell table:style-name="Default" table:formula="of:=2*[.J2]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783" calcext:value-type="float">
            <text:p>0.000003783</text:p>
          </table:table-cell>
          <table:table-cell office:value-type="float" office:value="0.000002936" calcext:value-type="float">
            <text:p>0.000002936</text:p>
          </table:table-cell>
          <table:table-cell office:value-type="float" office:value="0.000003754" calcext:value-type="float">
            <text:p>0.000003754</text:p>
          </table:table-cell>
          <table:table-cell office:value-type="float" office:value="0.00000204" calcext:value-type="float">
            <text:p>0.000002040</text:p>
          </table:table-cell>
          <table:table-cell office:value-type="float" office:value="0.000002711" calcext:value-type="float">
            <text:p>0.000002711</text:p>
          </table:table-cell>
          <table:table-cell office:value-type="float" office:value="0.000002801" calcext:value-type="float">
            <text:p>0.000002801</text:p>
          </table:table-cell>
          <table:table-cell office:value-type="float" office:value="0.000002887" calcext:value-type="float">
            <text:p>0.000002887</text:p>
          </table:table-cell>
          <table:table-cell office:value-type="float" office:value="0.000003835" calcext:value-type="float">
            <text:p>0.000003835</text:p>
          </table:table-cell>
          <table:table-cell office:value-type="float" office:value="0.000003033" calcext:value-type="float">
            <text:p>0.000003033</text:p>
          </table:table-cell>
          <table:table-cell office:value-type="float" office:value="0.000003264" calcext:value-type="float">
            <text:p>0.000003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539" calcext:value-type="float">
            <text:p>0.000000539</text:p>
          </table:table-cell>
          <table:table-cell office:value-type="float" office:value="0.000000401" calcext:value-type="float">
            <text:p>0.000000401</text:p>
          </table:table-cell>
          <table:table-cell office:value-type="float" office:value="0.000000701" calcext:value-type="float">
            <text:p>0.000000701</text:p>
          </table:table-cell>
          <table:table-cell office:value-type="float" office:value="0.000000296" calcext:value-type="float">
            <text:p>0.000000296</text:p>
          </table:table-cell>
          <table:table-cell office:value-type="float" office:value="0.000000587" calcext:value-type="float">
            <text:p>0.000000587</text:p>
          </table:table-cell>
          <table:table-cell office:value-type="float" office:value="0.000000927" calcext:value-type="float">
            <text:p>0.000000927</text:p>
          </table:table-cell>
          <table:table-cell office:value-type="float" office:value="0.000000411" calcext:value-type="float">
            <text:p>0.000000411</text:p>
          </table:table-cell>
          <table:table-cell office:value-type="float" office:value="0.000000567" calcext:value-type="float">
            <text:p>0.000000567</text:p>
          </table:table-cell>
          <table:table-cell office:value-type="float" office:value="0.000000391" calcext:value-type="float">
            <text:p>0.000000391</text:p>
          </table:table-cell>
          <table:table-cell office:value-type="float" office:value="0.000000635" calcext:value-type="float">
            <text:p>0.0000006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00000669" calcext:value-type="float">
            <text:p>0.000000669</text:p>
          </table:table-cell>
          <table:table-cell office:value-type="float" office:value="0.000000766" calcext:value-type="float">
            <text:p>0.000000766</text:p>
          </table:table-cell>
          <table:table-cell office:value-type="float" office:value="0.000000437" calcext:value-type="float">
            <text:p>0.000000437</text:p>
          </table:table-cell>
          <table:table-cell office:value-type="float" office:value="0.000001182" calcext:value-type="float">
            <text:p>0.000001182</text:p>
          </table:table-cell>
          <table:table-cell office:value-type="float" office:value="0.000000587" calcext:value-type="float">
            <text:p>0.000000587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01276" calcext:value-type="float">
            <text:p>0.000001276</text:p>
          </table:table-cell>
          <table:table-cell office:value-type="float" office:value="0.000000525" calcext:value-type="float">
            <text:p>0.000000525</text:p>
          </table:table-cell>
          <table:table-cell office:value-type="float" office:value="0.000001165" calcext:value-type="float">
            <text:p>0.0000011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233" calcext:value-type="float">
            <text:p>0.000001233</text:p>
          </table:table-cell>
          <table:table-cell office:value-type="float" office:value="0.000000491" calcext:value-type="float">
            <text:p>0.000000491</text:p>
          </table:table-cell>
          <table:table-cell office:value-type="float" office:value="0.000000594" calcext:value-type="float">
            <text:p>0.000000594</text:p>
          </table:table-cell>
          <table:table-cell office:value-type="float" office:value="0.00000043" calcext:value-type="float">
            <text:p>0.000000430</text:p>
          </table:table-cell>
          <table:table-cell office:value-type="float" office:value="0.000000486" calcext:value-type="float">
            <text:p>0.000000486</text:p>
          </table:table-cell>
          <table:table-cell office:value-type="float" office:value="0.000000375" calcext:value-type="float">
            <text:p>0.000000375</text:p>
          </table:table-cell>
          <table:table-cell office:value-type="float" office:value="0.000000434" calcext:value-type="float">
            <text:p>0.000000434</text:p>
          </table:table-cell>
          <table:table-cell office:value-type="float" office:value="0.000000518" calcext:value-type="float">
            <text:p>0.000000518</text:p>
          </table:table-cell>
          <table:table-cell office:value-type="float" office:value="0.000000793" calcext:value-type="float">
            <text:p>0.000000793</text:p>
          </table:table-cell>
          <table:table-cell office:value-type="float" office:value="0.000001389" calcext:value-type="float">
            <text:p>0.0000013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185" calcext:value-type="float">
            <text:p>0.000001185</text:p>
          </table:table-cell>
          <table:table-cell office:value-type="float" office:value="0.00000116" calcext:value-type="float">
            <text:p>0.000001160</text:p>
          </table:table-cell>
          <table:table-cell office:value-type="float" office:value="0.000001275" calcext:value-type="float">
            <text:p>0.000001275</text:p>
          </table:table-cell>
          <table:table-cell office:value-type="float" office:value="0.000000738" calcext:value-type="float">
            <text:p>0.000000738</text:p>
          </table:table-cell>
          <table:table-cell office:value-type="float" office:value="0.000000849" calcext:value-type="float">
            <text:p>0.000000849</text:p>
          </table:table-cell>
          <table:table-cell office:value-type="float" office:value="0.000002102" calcext:value-type="float">
            <text:p>0.000002102</text:p>
          </table:table-cell>
          <table:table-cell office:value-type="float" office:value="0.000001061" calcext:value-type="float">
            <text:p>0.000001061</text:p>
          </table:table-cell>
          <table:table-cell office:value-type="float" office:value="0.000000963" calcext:value-type="float">
            <text:p>0.000000963</text:p>
          </table:table-cell>
          <table:table-cell office:value-type="float" office:value="0.000001084" calcext:value-type="float">
            <text:p>0.000001084</text:p>
          </table:table-cell>
          <table:table-cell office:value-type="float" office:value="0.000003196" calcext:value-type="float">
            <text:p>0.0000031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89" calcext:value-type="float">
            <text:p>0.000002890</text:p>
          </table:table-cell>
          <table:table-cell office:value-type="float" office:value="0.000001848" calcext:value-type="float">
            <text:p>0.000001848</text:p>
          </table:table-cell>
          <table:table-cell office:value-type="float" office:value="0.000002029" calcext:value-type="float">
            <text:p>0.000002029</text:p>
          </table:table-cell>
          <table:table-cell office:value-type="float" office:value="0.000001428" calcext:value-type="float">
            <text:p>0.000001428</text:p>
          </table:table-cell>
          <table:table-cell office:value-type="float" office:value="0.000001568" calcext:value-type="float">
            <text:p>0.000001568</text:p>
          </table:table-cell>
          <table:table-cell office:value-type="float" office:value="0.00000212" calcext:value-type="float">
            <text:p>0.000002120</text:p>
          </table:table-cell>
          <table:table-cell office:value-type="float" office:value="0.000001555" calcext:value-type="float">
            <text:p>0.000001555</text:p>
          </table:table-cell>
          <table:table-cell office:value-type="float" office:value="0.000001684" calcext:value-type="float">
            <text:p>0.000001684</text:p>
          </table:table-cell>
          <table:table-cell office:value-type="float" office:value="0.000002443" calcext:value-type="float">
            <text:p>0.000002443</text:p>
          </table:table-cell>
          <table:table-cell office:value-type="float" office:value="0.000012856" calcext:value-type="float">
            <text:p>0.0000128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3023" calcext:value-type="float">
            <text:p>0.000003023</text:p>
          </table:table-cell>
          <table:table-cell office:value-type="float" office:value="0.000002761" calcext:value-type="float">
            <text:p>0.000002761</text:p>
          </table:table-cell>
          <table:table-cell office:value-type="float" office:value="0.000003281" calcext:value-type="float">
            <text:p>0.000003281</text:p>
          </table:table-cell>
          <table:table-cell office:value-type="float" office:value="0.000001839" calcext:value-type="float">
            <text:p>0.000001839</text:p>
          </table:table-cell>
          <table:table-cell office:value-type="float" office:value="0.000002017" calcext:value-type="float">
            <text:p>0.000002017</text:p>
          </table:table-cell>
          <table:table-cell office:value-type="float" office:value="0.000004341" calcext:value-type="float">
            <text:p>0.000004341</text:p>
          </table:table-cell>
          <table:table-cell office:value-type="float" office:value="0.000002452" calcext:value-type="float">
            <text:p>0.000002452</text:p>
          </table:table-cell>
          <table:table-cell office:value-type="float" office:value="0.000003308" calcext:value-type="float">
            <text:p>0.000003308</text:p>
          </table:table-cell>
          <table:table-cell office:value-type="float" office:value="0.000003559" calcext:value-type="float">
            <text:p>0.000003559</text:p>
          </table:table-cell>
          <table:table-cell office:value-type="float" office:value="0.000027122" calcext:value-type="float">
            <text:p>0.0000271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6553" calcext:value-type="float">
            <text:p>0.000006553</text:p>
          </table:table-cell>
          <table:table-cell office:value-type="float" office:value="0.000005362" calcext:value-type="float">
            <text:p>0.000005362</text:p>
          </table:table-cell>
          <table:table-cell office:value-type="float" office:value="0.0000066" calcext:value-type="float">
            <text:p>0.000006600</text:p>
          </table:table-cell>
          <table:table-cell office:value-type="float" office:value="0.000003803" calcext:value-type="float">
            <text:p>0.000003803</text:p>
          </table:table-cell>
          <table:table-cell office:value-type="float" office:value="0.000004917" calcext:value-type="float">
            <text:p>0.000004917</text:p>
          </table:table-cell>
          <table:table-cell office:value-type="float" office:value="0.000004575" calcext:value-type="float">
            <text:p>0.000004575</text:p>
          </table:table-cell>
          <table:table-cell office:value-type="float" office:value="0.000004382" calcext:value-type="float">
            <text:p>0.000004382</text:p>
          </table:table-cell>
          <table:table-cell office:value-type="float" office:value="0.000005539" calcext:value-type="float">
            <text:p>0.000005539</text:p>
          </table:table-cell>
          <table:table-cell office:value-type="float" office:value="0.000006846" calcext:value-type="float">
            <text:p>0.000006846</text:p>
          </table:table-cell>
          <table:table-cell office:value-type="float" office:value="0.000058001" calcext:value-type="float">
            <text:p>0.0000580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14887" calcext:value-type="float">
            <text:p>0.000014887</text:p>
          </table:table-cell>
          <table:table-cell office:value-type="float" office:value="0.00001023" calcext:value-type="float">
            <text:p>0.000010230</text:p>
          </table:table-cell>
          <table:table-cell office:value-type="float" office:value="0.000013509" calcext:value-type="float">
            <text:p>0.000013509</text:p>
          </table:table-cell>
          <table:table-cell office:value-type="float" office:value="0.000007405" calcext:value-type="float">
            <text:p>0.000007405</text:p>
          </table:table-cell>
          <table:table-cell office:value-type="float" office:value="0.000008256" calcext:value-type="float">
            <text:p>0.000008256</text:p>
          </table:table-cell>
          <table:table-cell office:value-type="float" office:value="0.000007847" calcext:value-type="float">
            <text:p>0.000007847</text:p>
          </table:table-cell>
          <table:table-cell office:value-type="float" office:value="0.000009299" calcext:value-type="float">
            <text:p>0.000009299</text:p>
          </table:table-cell>
          <table:table-cell office:value-type="float" office:value="0.000011122" calcext:value-type="float">
            <text:p>0.000011122</text:p>
          </table:table-cell>
          <table:table-cell office:value-type="float" office:value="0.000015139" calcext:value-type="float">
            <text:p>0.000015139</text:p>
          </table:table-cell>
          <table:table-cell office:value-type="float" office:value="0.000118151" calcext:value-type="float">
            <text:p>0.0001181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8455" calcext:value-type="float">
            <text:p>0.000018455</text:p>
          </table:table-cell>
          <table:table-cell office:value-type="float" office:value="0.000020133" calcext:value-type="float">
            <text:p>0.000020133</text:p>
          </table:table-cell>
          <table:table-cell office:value-type="float" office:value="0.000026765" calcext:value-type="float">
            <text:p>0.000026765</text:p>
          </table:table-cell>
          <table:table-cell office:value-type="float" office:value="0.000014205" calcext:value-type="float">
            <text:p>0.000014205</text:p>
          </table:table-cell>
          <table:table-cell office:value-type="float" office:value="0.000031495" calcext:value-type="float">
            <text:p>0.000031495</text:p>
          </table:table-cell>
          <table:table-cell office:value-type="float" office:value="0.000019558" calcext:value-type="float">
            <text:p>0.000019558</text:p>
          </table:table-cell>
          <table:table-cell office:value-type="float" office:value="0.000017917" calcext:value-type="float">
            <text:p>0.000017917</text:p>
          </table:table-cell>
          <table:table-cell office:value-type="float" office:value="0.000025096" calcext:value-type="float">
            <text:p>0.000025096</text:p>
          </table:table-cell>
          <table:table-cell office:value-type="float" office:value="0.000032006" calcext:value-type="float">
            <text:p>0.000032006</text:p>
          </table:table-cell>
          <table:table-cell office:value-type="float" office:value="0.000205113" calcext:value-type="float">
            <text:p>0.00020511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3334" calcext:value-type="float">
            <text:p>0.000033340</text:p>
          </table:table-cell>
          <table:table-cell office:value-type="float" office:value="0.000044409" calcext:value-type="float">
            <text:p>0.000044409</text:p>
          </table:table-cell>
          <table:table-cell office:value-type="float" office:value="0.000068172" calcext:value-type="float">
            <text:p>0.000068172</text:p>
          </table:table-cell>
          <table:table-cell office:value-type="float" office:value="0.000027652" calcext:value-type="float">
            <text:p>0.000027652</text:p>
          </table:table-cell>
          <table:table-cell office:value-type="float" office:value="0.000030419" calcext:value-type="float">
            <text:p>0.000030419</text:p>
          </table:table-cell>
          <table:table-cell office:value-type="float" office:value="0.000034777" calcext:value-type="float">
            <text:p>0.000034777</text:p>
          </table:table-cell>
          <table:table-cell office:value-type="float" office:value="0.000039957" calcext:value-type="float">
            <text:p>0.000039957</text:p>
          </table:table-cell>
          <table:table-cell office:value-type="float" office:value="0.000047649" calcext:value-type="float">
            <text:p>0.000047649</text:p>
          </table:table-cell>
          <table:table-cell office:value-type="float" office:value="0.000075135" calcext:value-type="float">
            <text:p>0.000075135</text:p>
          </table:table-cell>
          <table:table-cell office:value-type="float" office:value="0.000222856" calcext:value-type="float">
            <text:p>0.00022285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65606" calcext:value-type="float">
            <text:p>0.000065606</text:p>
          </table:table-cell>
          <table:table-cell office:value-type="float" office:value="0.000077314" calcext:value-type="float">
            <text:p>0.000077314</text:p>
          </table:table-cell>
          <table:table-cell office:value-type="float" office:value="0.000123687" calcext:value-type="float">
            <text:p>0.000123687</text:p>
          </table:table-cell>
          <table:table-cell office:value-type="float" office:value="0.000057584" calcext:value-type="float">
            <text:p>0.000057584</text:p>
          </table:table-cell>
          <table:table-cell office:value-type="float" office:value="0.000063477" calcext:value-type="float">
            <text:p>0.000063477</text:p>
          </table:table-cell>
          <table:table-cell office:value-type="float" office:value="0.000063879" calcext:value-type="float">
            <text:p>0.000063879</text:p>
          </table:table-cell>
          <table:table-cell office:value-type="float" office:value="0.000082103" calcext:value-type="float">
            <text:p>0.000082103</text:p>
          </table:table-cell>
          <table:table-cell office:value-type="float" office:value="0.000149082" calcext:value-type="float">
            <text:p>0.000149082</text:p>
          </table:table-cell>
          <table:table-cell office:value-type="float" office:value="0.000155961" calcext:value-type="float">
            <text:p>0.000155961</text:p>
          </table:table-cell>
          <table:table-cell office:value-type="float" office:value="0.000436273" calcext:value-type="float">
            <text:p>0.00043627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88205" calcext:value-type="float">
            <text:p>0.000188205</text:p>
          </table:table-cell>
          <table:table-cell office:value-type="float" office:value="0.000231591" calcext:value-type="float">
            <text:p>0.000231591</text:p>
          </table:table-cell>
          <table:table-cell office:value-type="float" office:value="0.000226249" calcext:value-type="float">
            <text:p>0.000226249</text:p>
          </table:table-cell>
          <table:table-cell office:value-type="float" office:value="0.000110134" calcext:value-type="float">
            <text:p>0.000110134</text:p>
          </table:table-cell>
          <table:table-cell office:value-type="float" office:value="0.000126984" calcext:value-type="float">
            <text:p>0.000126984</text:p>
          </table:table-cell>
          <table:table-cell office:value-type="float" office:value="0.000196845" calcext:value-type="float">
            <text:p>0.000196845</text:p>
          </table:table-cell>
          <table:table-cell office:value-type="float" office:value="0.000182324" calcext:value-type="float">
            <text:p>0.000182324</text:p>
          </table:table-cell>
          <table:table-cell office:value-type="float" office:value="0.000195943" calcext:value-type="float">
            <text:p>0.000195943</text:p>
          </table:table-cell>
          <table:table-cell office:value-type="float" office:value="0.000277899" calcext:value-type="float">
            <text:p>0.000277899</text:p>
          </table:table-cell>
          <table:table-cell office:value-type="float" office:value="0.00091325" calcext:value-type="float">
            <text:p>0.00091325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83423" calcext:value-type="float">
            <text:p>0.000283423</text:p>
          </table:table-cell>
          <table:table-cell office:value-type="float" office:value="0.000380541" calcext:value-type="float">
            <text:p>0.000380541</text:p>
          </table:table-cell>
          <table:table-cell office:value-type="float" office:value="0.000537023" calcext:value-type="float">
            <text:p>0.000537023</text:p>
          </table:table-cell>
          <table:table-cell office:value-type="float" office:value="0.000279209" calcext:value-type="float">
            <text:p>0.000279209</text:p>
          </table:table-cell>
          <table:table-cell office:value-type="float" office:value="0.000306785" calcext:value-type="float">
            <text:p>0.000306785</text:p>
          </table:table-cell>
          <table:table-cell office:value-type="float" office:value="0.000262158" calcext:value-type="float">
            <text:p>0.000262158</text:p>
          </table:table-cell>
          <table:table-cell office:value-type="float" office:value="0.000304404" calcext:value-type="float">
            <text:p>0.000304404</text:p>
          </table:table-cell>
          <table:table-cell office:value-type="float" office:value="0.000384701" calcext:value-type="float">
            <text:p>0.000384701</text:p>
          </table:table-cell>
          <table:table-cell office:value-type="float" office:value="0.001048872" calcext:value-type="float">
            <text:p>0.001048872</text:p>
          </table:table-cell>
          <table:table-cell office:value-type="float" office:value="0.001746842" calcext:value-type="float">
            <text:p>0.00174684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712097" calcext:value-type="float">
            <text:p>0.000712097</text:p>
          </table:table-cell>
          <table:table-cell office:value-type="float" office:value="0.000589158" calcext:value-type="float">
            <text:p>0.000589158</text:p>
          </table:table-cell>
          <table:table-cell office:value-type="float" office:value="0.000932338" calcext:value-type="float">
            <text:p>0.000932338</text:p>
          </table:table-cell>
          <table:table-cell office:value-type="float" office:value="0.000485782" calcext:value-type="float">
            <text:p>0.000485782</text:p>
          </table:table-cell>
          <table:table-cell office:value-type="float" office:value="0.00057885" calcext:value-type="float">
            <text:p>0.000578850</text:p>
          </table:table-cell>
          <table:table-cell office:value-type="float" office:value="0.000547662" calcext:value-type="float">
            <text:p>0.000547662</text:p>
          </table:table-cell>
          <table:table-cell office:value-type="float" office:value="0.00069061" calcext:value-type="float">
            <text:p>0.000690610</text:p>
          </table:table-cell>
          <table:table-cell office:value-type="float" office:value="0.001535338" calcext:value-type="float">
            <text:p>0.001535338</text:p>
          </table:table-cell>
          <table:table-cell office:value-type="float" office:value="0.003385629" calcext:value-type="float">
            <text:p>0.003385629</text:p>
          </table:table-cell>
          <table:table-cell office:value-type="float" office:value="0.004271647" calcext:value-type="float">
            <text:p>0.00427164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085752" calcext:value-type="float">
            <text:p>0.001085752</text:p>
          </table:table-cell>
          <table:table-cell office:value-type="float" office:value="0.001218315" calcext:value-type="float">
            <text:p>0.001218315</text:p>
          </table:table-cell>
          <table:table-cell office:value-type="float" office:value="0.001773055" calcext:value-type="float">
            <text:p>0.001773055</text:p>
          </table:table-cell>
          <table:table-cell office:value-type="float" office:value="0.000998103" calcext:value-type="float">
            <text:p>0.000998103</text:p>
          </table:table-cell>
          <table:table-cell office:value-type="float" office:value="0.001379681" calcext:value-type="float">
            <text:p>0.001379681</text:p>
          </table:table-cell>
          <table:table-cell office:value-type="float" office:value="0.001650966" calcext:value-type="float">
            <text:p>0.001650966</text:p>
          </table:table-cell>
          <table:table-cell office:value-type="float" office:value="0.002445459" calcext:value-type="float">
            <text:p>0.002445459</text:p>
          </table:table-cell>
          <table:table-cell office:value-type="float" office:value="0.004055319" calcext:value-type="float">
            <text:p>0.004055319</text:p>
          </table:table-cell>
          <table:table-cell office:value-type="float" office:value="0.009505111" calcext:value-type="float">
            <text:p>0.009505111</text:p>
          </table:table-cell>
          <table:table-cell office:value-type="float" office:value="0.016578969" calcext:value-type="float">
            <text:p>0.01657896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930048" calcext:value-type="float">
            <text:p>0.003930048</text:p>
          </table:table-cell>
          <table:table-cell office:value-type="float" office:value="0.003253752" calcext:value-type="float">
            <text:p>0.003253752</text:p>
          </table:table-cell>
          <table:table-cell office:value-type="float" office:value="0.00325812" calcext:value-type="float">
            <text:p>0.003258120</text:p>
          </table:table-cell>
          <table:table-cell office:value-type="float" office:value="0.003061546" calcext:value-type="float">
            <text:p>0.003061546</text:p>
          </table:table-cell>
          <table:table-cell office:value-type="float" office:value="0.0036393" calcext:value-type="float">
            <text:p>0.003639300</text:p>
          </table:table-cell>
          <table:table-cell office:value-type="float" office:value="0.005049909" calcext:value-type="float">
            <text:p>0.005049909</text:p>
          </table:table-cell>
          <table:table-cell office:value-type="float" office:value="0.007134286" calcext:value-type="float">
            <text:p>0.007134286</text:p>
          </table:table-cell>
          <table:table-cell office:value-type="float" office:value="0.009633818" calcext:value-type="float">
            <text:p>0.009633818</text:p>
          </table:table-cell>
          <table:table-cell office:value-type="float" office:value="0.015991744" calcext:value-type="float">
            <text:p>0.015991744</text:p>
          </table:table-cell>
          <table:table-cell office:value-type="float" office:value="0.034728286" calcext:value-type="float">
            <text:p>0.03472828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935661" calcext:value-type="float">
            <text:p>0.007935661</text:p>
          </table:table-cell>
          <table:table-cell office:value-type="float" office:value="0.007909299" calcext:value-type="float">
            <text:p>0.007909299</text:p>
          </table:table-cell>
          <table:table-cell office:value-type="float" office:value="0.01105929" calcext:value-type="float">
            <text:p>0.011059290</text:p>
          </table:table-cell>
          <table:table-cell office:value-type="float" office:value="0.007055238" calcext:value-type="float">
            <text:p>0.007055238</text:p>
          </table:table-cell>
          <table:table-cell office:value-type="float" office:value="0.009356698" calcext:value-type="float">
            <text:p>0.009356698</text:p>
          </table:table-cell>
          <table:table-cell office:value-type="float" office:value="0.011301934" calcext:value-type="float">
            <text:p>0.011301934</text:p>
          </table:table-cell>
          <table:table-cell office:value-type="float" office:value="0.013938496" calcext:value-type="float">
            <text:p>0.013938496</text:p>
          </table:table-cell>
          <table:table-cell office:value-type="float" office:value="0.02413396" calcext:value-type="float">
            <text:p>0.024133960</text:p>
          </table:table-cell>
          <table:table-cell office:value-type="float" office:value="0.03785111" calcext:value-type="float">
            <text:p>0.037851110</text:p>
          </table:table-cell>
          <table:table-cell office:value-type="float" office:value="0.069466633" calcext:value-type="float">
            <text:p>0.06946663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758746" calcext:value-type="float">
            <text:p>0.017587460</text:p>
          </table:table-cell>
          <table:table-cell office:value-type="float" office:value="0.019696928" calcext:value-type="float">
            <text:p>0.019696928</text:p>
          </table:table-cell>
          <table:table-cell office:value-type="float" office:value="0.018277907" calcext:value-type="float">
            <text:p>0.018277907</text:p>
          </table:table-cell>
          <table:table-cell office:value-type="float" office:value="0.018318891" calcext:value-type="float">
            <text:p>0.018318891</text:p>
          </table:table-cell>
          <table:table-cell office:value-type="float" office:value="0.021317012" calcext:value-type="float">
            <text:p>0.021317012</text:p>
          </table:table-cell>
          <table:table-cell office:value-type="float" office:value="0.02314559" calcext:value-type="float">
            <text:p>0.023145590</text:p>
          </table:table-cell>
          <table:table-cell office:value-type="float" office:value="0.031524008" calcext:value-type="float">
            <text:p>0.031524008</text:p>
          </table:table-cell>
          <table:table-cell office:value-type="float" office:value="0.045282734" calcext:value-type="float">
            <text:p>0.045282734</text:p>
          </table:table-cell>
          <table:table-cell office:value-type="float" office:value="0.074008792" calcext:value-type="float">
            <text:p>0.074008792</text:p>
          </table:table-cell>
          <table:table-cell office:value-type="float" office:value="0.152053226" calcext:value-type="float">
            <text:p>0.15205322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7003787" calcext:value-type="float">
            <text:p>0.047003787</text:p>
          </table:table-cell>
          <table:table-cell office:value-type="float" office:value="0.038085962" calcext:value-type="float">
            <text:p>0.038085962</text:p>
          </table:table-cell>
          <table:table-cell office:value-type="float" office:value="0.038254782" calcext:value-type="float">
            <text:p>0.038254782</text:p>
          </table:table-cell>
          <table:table-cell office:value-type="float" office:value="0.033811541" calcext:value-type="float">
            <text:p>0.033811541</text:p>
          </table:table-cell>
          <table:table-cell office:value-type="float" office:value="0.041820351" calcext:value-type="float">
            <text:p>0.041820351</text:p>
          </table:table-cell>
          <table:table-cell office:value-type="float" office:value="0.052295015" calcext:value-type="float">
            <text:p>0.052295015</text:p>
          </table:table-cell>
          <table:table-cell office:value-type="float" office:value="0.067712608" calcext:value-type="float">
            <text:p>0.067712608</text:p>
          </table:table-cell>
          <table:table-cell office:value-type="float" office:value="0.100119115" calcext:value-type="float">
            <text:p>0.100119115</text:p>
          </table:table-cell>
          <table:table-cell office:value-type="float" office:value="0.225020372" calcext:value-type="float">
            <text:p>0.225020372</text:p>
          </table:table-cell>
          <table:table-cell office:value-type="float" office:value="0.427866013" calcext:value-type="float">
            <text:p>0.427866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9:18:41.010235702</meta:creation-date>
    <dc:date>2021-05-24T12:26:13.030524968</dc:date>
    <meta:editing-duration>PT32M57S</meta:editing-duration>
    <meta:editing-cycles>6</meta:editing-cycles>
    <meta:generator>LibreOffice/6.1.4.2$MacOSX_X86_64 LibreOffice_project/9d0f32d1f0b509096fd65e0d4bec26ddd1938fd3</meta:generator>
    <meta:document-statistic meta:table-count="4" meta:cell-count="28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73cm" svg:y="3.107cm" style:legend-expansion="high" chart:style-name="ch2"/>
        <chart:plot-area chart:style-name="ch3" table:cell-range-address="Sheet2.A1:Sheet2.D24" chart:data-source-has-labels="row" svg:x="0.32cm" svg:y="0.18cm" svg:width="9.333cm" svg:height="8.64cm">
          <chartooo:coordinate-region svg:x="2.655cm" svg:y="0.18cm" svg:width="6.856cm" svg:height="6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24" chart:label-cell-address="Sheet2.B1:Sheet2.B1" chart:class="chart:scatter">
            <chart:domain table:cell-range-address="Sheet2.A2:Sheet2.A24"/>
            <chart:data-point chart:repeated="23"/>
          </chart:series>
          <chart:series chart:style-name="ch8" chart:values-cell-range-address="Sheet2.C2:Sheet2.C24" chart:label-cell-address="Sheet2.C1:Sheet2.C1" chart:class="chart:scatter">
            <chart:data-point chart:repeated="23"/>
          </chart:series>
          <chart:series chart:style-name="ch9" chart:values-cell-range-address="Sheet2.D2:Sheet2.D24" chart:label-cell-address="Sheet2.D1:Sheet2.D1" chart:class="chart:scatter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st_vector_to_py_tuple&lt;bool&gt;</text:p>
                <draw:g>
                  <svg:desc>Sheet2.B1:Sheet2.B1</svg:desc>
                </draw:g>
              </table:table-cell>
              <table:table-cell office:value-type="string">
                <text:p>test_vector_to_py_tuple&lt;long&gt;</text:p>
                <draw:g>
                  <svg:desc>Sheet2.C1:Sheet2.C1</svg:desc>
                </draw:g>
              </table:table-cell>
              <table:table-cell office:value-type="string">
                <text:p>test_vector_to_py_tuple&lt;double&gt;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2:Sheet2.A24</svg:desc>
                </draw:g>
              </table:table-cell>
              <table:table-cell office:value-type="float" office:value="0.000000633">
                <text:p>0.000000633</text:p>
                <draw:g>
                  <svg:desc>Sheet2.B2:Sheet2.B24</svg:desc>
                </draw:g>
              </table:table-cell>
              <table:table-cell office:value-type="float" office:value="0.000001847">
                <text:p>0.000001847</text:p>
                <draw:g>
                  <svg:desc>Sheet2.C2:Sheet2.C24</svg:desc>
                </draw:g>
              </table:table-cell>
              <table:table-cell office:value-type="float" office:value="0.000002665">
                <text:p>0.000002665</text:p>
                <draw:g>
                  <svg:desc>Sheet2.D2:Sheet2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0291">
                <text:p>0.000000291</text:p>
              </table:table-cell>
              <table:table-cell office:value-type="float" office:value="0.000000325">
                <text:p>0.000000325</text:p>
              </table:table-cell>
              <table:table-cell office:value-type="float" office:value="0.00000058">
                <text:p>0.00000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282">
                <text:p>0.000000282</text:p>
              </table:table-cell>
              <table:table-cell office:value-type="float" office:value="0.000000358">
                <text:p>0.000000358</text:p>
              </table:table-cell>
              <table:table-cell office:value-type="float" office:value="0.000000681">
                <text:p>0.000000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00322">
                <text:p>0.000000322</text:p>
              </table:table-cell>
              <table:table-cell office:value-type="float" office:value="0.00000022">
                <text:p>0.00000022</text:p>
              </table:table-cell>
              <table:table-cell office:value-type="float" office:value="0.000000484">
                <text:p>0.000000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0000815">
                <text:p>0.000000815</text:p>
              </table:table-cell>
              <table:table-cell office:value-type="float" office:value="0.000001132">
                <text:p>0.000001132</text:p>
              </table:table-cell>
              <table:table-cell office:value-type="float" office:value="0.000000867">
                <text:p>0.000000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000411">
                <text:p>0.00000411</text:p>
              </table:table-cell>
              <table:table-cell office:value-type="float" office:value="0.000000855">
                <text:p>0.000000855</text:p>
              </table:table-cell>
              <table:table-cell office:value-type="float" office:value="0.000001019">
                <text:p>0.000001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0002249">
                <text:p>0.000002249</text:p>
              </table:table-cell>
              <table:table-cell office:value-type="float" office:value="0.000001554">
                <text:p>0.000001554</text:p>
              </table:table-cell>
              <table:table-cell office:value-type="float" office:value="0.000002713">
                <text:p>0.000002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0006184">
                <text:p>0.000006184</text:p>
              </table:table-cell>
              <table:table-cell office:value-type="float" office:value="0.000001306">
                <text:p>0.000001306</text:p>
              </table:table-cell>
              <table:table-cell office:value-type="float" office:value="0.000003119">
                <text:p>0.000003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000005883">
                <text:p>0.000005883</text:p>
              </table:table-cell>
              <table:table-cell office:value-type="float" office:value="0.000005897">
                <text:p>0.000005897</text:p>
              </table:table-cell>
              <table:table-cell office:value-type="float" office:value="0.000006716">
                <text:p>0.000006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00000747">
                <text:p>0.00000747</text:p>
              </table:table-cell>
              <table:table-cell office:value-type="float" office:value="0.000010521">
                <text:p>0.000010521</text:p>
              </table:table-cell>
              <table:table-cell office:value-type="float" office:value="0.000013087">
                <text:p>0.0000130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0.000014724">
                <text:p>0.000014724</text:p>
              </table:table-cell>
              <table:table-cell office:value-type="float" office:value="0.000022461">
                <text:p>0.000022461</text:p>
              </table:table-cell>
              <table:table-cell office:value-type="float" office:value="0.000026306">
                <text:p>0.000026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000016341">
                <text:p>0.000016341</text:p>
              </table:table-cell>
              <table:table-cell office:value-type="float" office:value="0.000066645">
                <text:p>0.000066645</text:p>
              </table:table-cell>
              <table:table-cell office:value-type="float" office:value="0.000076344">
                <text:p>0.000076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000032175">
                <text:p>0.000032175</text:p>
              </table:table-cell>
              <table:table-cell office:value-type="float" office:value="0.000113114">
                <text:p>0.000113114</text:p>
              </table:table-cell>
              <table:table-cell office:value-type="float" office:value="0.000130425">
                <text:p>0.0001304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0.000135633">
                <text:p>0.000135633</text:p>
              </table:table-cell>
              <table:table-cell office:value-type="float" office:value="0.000253402">
                <text:p>0.000253402</text:p>
              </table:table-cell>
              <table:table-cell office:value-type="float" office:value="0.000270773">
                <text:p>0.000270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0.000242433">
                <text:p>0.000242433</text:p>
              </table:table-cell>
              <table:table-cell office:value-type="float" office:value="0.00065313">
                <text:p>0.00065313</text:p>
              </table:table-cell>
              <table:table-cell office:value-type="float" office:value="0.00054367">
                <text:p>0.00054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0.000461843">
                <text:p>0.000461843</text:p>
              </table:table-cell>
              <table:table-cell office:value-type="float" office:value="0.001177513">
                <text:p>0.001177513</text:p>
              </table:table-cell>
              <table:table-cell office:value-type="float" office:value="0.001082048">
                <text:p>0.001082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072">
                <text:p>131072</text:p>
              </table:table-cell>
              <table:table-cell office:value-type="float" office:value="0.00095535">
                <text:p>0.00095535</text:p>
              </table:table-cell>
              <table:table-cell office:value-type="float" office:value="0.002798177">
                <text:p>0.002798177</text:p>
              </table:table-cell>
              <table:table-cell office:value-type="float" office:value="0.002684555">
                <text:p>0.002684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144">
                <text:p>262144</text:p>
              </table:table-cell>
              <table:table-cell office:value-type="float" office:value="0.002007209">
                <text:p>0.002007209</text:p>
              </table:table-cell>
              <table:table-cell office:value-type="float" office:value="0.005921926">
                <text:p>0.005921926</text:p>
              </table:table-cell>
              <table:table-cell office:value-type="float" office:value="0.005996054">
                <text:p>0.005996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4288">
                <text:p>524288</text:p>
              </table:table-cell>
              <table:table-cell office:value-type="float" office:value="0.003829245">
                <text:p>0.003829245</text:p>
              </table:table-cell>
              <table:table-cell office:value-type="float" office:value="0.013836233">
                <text:p>0.013836233</text:p>
              </table:table-cell>
              <table:table-cell office:value-type="float" office:value="0.012759972">
                <text:p>0.0127599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48576">
                <text:p>1048576</text:p>
              </table:table-cell>
              <table:table-cell office:value-type="float" office:value="0.007135692">
                <text:p>0.007135692</text:p>
              </table:table-cell>
              <table:table-cell office:value-type="float" office:value="0.030418161">
                <text:p>0.030418161</text:p>
              </table:table-cell>
              <table:table-cell office:value-type="float" office:value="0.026704571">
                <text:p>0.026704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97152">
                <text:p>2097152</text:p>
              </table:table-cell>
              <table:table-cell office:value-type="float" office:value="0.01376027">
                <text:p>0.01376027</text:p>
              </table:table-cell>
              <table:table-cell office:value-type="float" office:value="0.057542504">
                <text:p>0.057542504</text:p>
              </table:table-cell>
              <table:table-cell office:value-type="float" office:value="0.055231206">
                <text:p>0.055231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94304">
                <text:p>4194304</text:p>
              </table:table-cell>
              <table:table-cell office:value-type="float" office:value="0.029118326">
                <text:p>0.029118326</text:p>
              </table:table-cell>
              <table:table-cell office:value-type="float" office:value="0.119880738">
                <text:p>0.119880738</text:p>
              </table:table-cell>
              <table:table-cell office:value-type="float" office:value="0.118017374">
                <text:p>0.118017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88608">
                <text:p>8388608</text:p>
              </table:table-cell>
              <table:table-cell office:value-type="float" office:value="0.052932738">
                <text:p>0.052932738</text:p>
              </table:table-cell>
              <table:table-cell office:value-type="float" office:value="0.280787016">
                <text:p>0.280787016</text:p>
              </table:table-cell>
              <table:table-cell office:value-type="float" office:value="0.225539015">
                <text:p>0.225539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MacOSX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